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02cm" svg:stroke-color="#000000" draw:marker-start-width="0.275cm" draw:marker-end-width="0.275cm" draw:fill-color="#ffffff" draw:opacity="0%" draw:textarea-vertical-align="middle" fo:padding-top="0.135cm" fo:padding-bottom="0.135cm" fo:padding-left="0.26cm" fo:padding-right="0.26cm" draw:shadow-opacity="0%" loext:decorative="false"/>
    </style:style>
    <style:style style:name="gr4" style:family="graphic" style:parent-style-name="objectwithoutfill">
      <style:graphic-properties svg:stroke-width="0.02cm" svg:stroke-color="#000000" draw:marker-start-width="0.275cm" draw:marker-end-width="0.275cm" draw:fill="none" draw:textarea-vertical-align="middle" fo:padding-top="0.135cm" fo:padding-bottom="0.135cm" fo:padding-left="0.26cm" fo:padding-right="0.26cm" loext:decorative="false"/>
    </style:style>
    <style:style style:name="gr5" style:family="graphic" style:parent-style-name="standard">
      <style:graphic-properties svg:stroke-width="0.01cm" svg:stroke-color="#000000" draw:marker-start-width="0.235cm" draw:marker-end-width="0.235cm" draw:fill-color="#ffffff" draw:opacity="0%" draw:textarea-vertical-align="middle" fo:padding-top="0.13cm" fo:padding-bottom="0.13cm" fo:padding-left="0.255cm" fo:padding-right="0.255cm" draw:shadow-opacity="0%" loext:decorative="false"/>
    </style:style>
    <style:style style:name="gr6" style:family="graphic" style:parent-style-name="objectwithoutfill">
      <style:graphic-properties svg:stroke-width="0.01cm" draw:marker-start-width="0.235cm" draw:marker-end-width="0.235cm" draw:fill="none" draw:textarea-vertical-align="middle" fo:padding-top="0.13cm" fo:padding-bottom="0.13cm" fo:padding-left="0.255cm" fo:padding-right="0.255cm" loext:decorative="false"/>
    </style:style>
    <style:style style:name="gr7" style:family="graphic" style:parent-style-name="standard">
      <style:graphic-properties draw:fill-color="#808000" draw:opacity="20%" draw:textarea-horizontal-align="center" draw:textarea-vertical-align="middle" draw:shadow-opacity="20%" loext:decorative="false"/>
    </style:style>
    <style:style style:name="gr8" style:family="graphic" style:parent-style-name="standard">
      <style:graphic-properties draw:fill-color="#ffffff" draw:textarea-horizontal-align="center" draw:textarea-vertical-align="middle" loext:decorative="false"/>
    </style:style>
    <style:style style:name="gr9" style:family="graphic" style:parent-style-name="standard">
      <style:graphic-properties draw:fill="solid" draw:fill-color="#999999" draw:textarea-horizontal-align="center" draw:textarea-vertical-align="middle" loext:decorative="false"/>
    </style:style>
    <style:style style:name="gr10" style:family="graphic" style:parent-style-name="objectwithoutfill">
      <style:graphic-properties draw:stroke="dash" draw:stroke-dash="Ultrafine_20_Dashed" draw:fill="solid" draw:fill-color="#999999" draw:textarea-horizontal-align="center" draw:textarea-vertical-align="middle" loext:decorative="false"/>
    </style:style>
    <style:style style:name="gr11" style:family="graphic" style:parent-style-name="objectwithoutfill">
      <style:graphic-properties draw:fill="solid" draw:fill-color="#ffffcc" draw:textarea-horizontal-align="center" draw:textarea-vertical-align="middle" loext:decorative="false"/>
    </style:style>
    <style:style style:name="gr12" style:family="graphic" style:parent-style-name="standard">
      <style:graphic-properties draw:fill-color="#ffffcc" draw:textarea-horizontal-align="center" draw:textarea-vertical-align="middle" loext:decorative="false"/>
    </style:style>
    <style:style style:name="gr13" style:family="graphic" style:parent-style-name="objectwithoutfill">
      <style:graphic-properties svg:stroke-width="0.1cm" svg:stroke-color="#000080" draw:marker-start-width="0.67cm" draw:marker-end-width="0.67cm" draw:fill="none" draw:textarea-horizontal-align="center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color="#808080" draw:fill-color="#333333" draw:textarea-horizontal-align="center" draw:textarea-vertical-align="middle" loext:decorative="false"/>
    </style:style>
    <style:style style:name="gr15" style:family="graphic" style:parent-style-name="objectwithoutfill">
      <style:graphic-properties draw:fill="none" draw:textarea-horizontal-align="center" draw:textarea-vertical-align="middle" loext:decorative="false"/>
    </style:style>
    <style:style style:name="gr16" style:family="graphic" style:parent-style-name="objectwithoutfill">
      <style:graphic-properties draw:marker-start="Small_20_Arrow" draw:marker-start-width="0.1cm" draw:marker-end="Small_20_Arrow" draw:marker-end-width="0.1cm" draw:fill="none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.1cm" fo:padding-bottom="0.1cm" fo:padding-left="0.1cm" fo:padding-right="0.1cm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19" style:family="graphic" style:parent-style-name="standard">
      <style:graphic-properties draw:fill-color="#cccccc" draw:textarea-horizontal-align="center" draw:textarea-vertical-align="middle" loext:decorative="false"/>
    </style:style>
    <style:style style:name="gr20" style:family="graphic" style:parent-style-name="standard">
      <style:graphic-properties draw:fill-color="#999999" draw:textarea-horizontal-align="center" draw:textarea-vertical-align="middle" loext:decorative="false"/>
    </style:style>
    <style:style style:name="gr21" style:family="graphic" style:parent-style-name="standard">
      <style:graphic-properties draw:fill-color="#ffff00" draw:textarea-horizontal-align="center" draw:textarea-vertical-align="middle" loext:decorative="false"/>
    </style:style>
    <style:style style:name="gr22" style:family="graphic" style:parent-style-name="objectwithoutfill">
      <style:graphic-properties svg:stroke-width="0.1cm" svg:stroke-color="#666666" draw:marker-start-width="0.64cm" draw:marker-end-width="0.64cm" draw:fill="none" draw:textarea-horizontal-align="center" draw:textarea-vertical-align="middle" fo:padding-top="0.175cm" fo:padding-bottom="0.175cm" fo:padding-left="0.3cm" fo:padding-right="0.3cm" loext:decorative="false"/>
    </style:style>
    <style:style style:name="gr23" style:family="graphic" style:parent-style-name="objectwithoutfill">
      <style:graphic-properties svg:stroke-width="0.1cm" svg:stroke-color="#800000" draw:marker-start-width="0.67cm" draw:marker-end-width="0.67cm" draw:fill="none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objectwithoutfill">
      <style:graphic-properties svg:stroke-color="#808080" draw:marker-start="Small_20_Arrow" draw:marker-start-width="0.1cm" draw:marker-end="Small_20_Arrow" draw:marker-end-width="0.1cm" draw:fill="none" draw:textarea-horizontal-align="center" draw:textarea-vertical-align="middle" loext:decorative="false"/>
    </style:style>
    <style:style style:name="gr25" style:family="graphic" style:parent-style-name="standard">
      <style:graphic-properties draw:stroke="none" svg:stroke-color="#4c4c4c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objectwithoutfill">
      <style:graphic-properties svg:stroke-color="#808080" draw:fill="none" draw:textarea-horizontal-align="center" draw:textarea-vertical-align="middle" loext:decorative="false"/>
    </style:style>
    <style:style style:name="gr27" style:family="graphic" style:parent-style-name="objectwithoutfill">
      <style:graphic-properties draw:marker-start="" draw:marker-start-width="0.1cm" draw:marker-end="Small_20_Arrow" draw:marker-end-width="0.1cm" draw:fill="none" draw:textarea-horizontal-align="center" draw:textarea-vertical-align="middl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draw:fill-color="#c0c0c0" draw:opacity="20%" draw:textarea-horizontal-align="justify" draw:textarea-vertical-align="middle" draw:auto-grow-height="false" fo:min-height="0cm" fo:min-width="0cm" draw:shadow-opacity="20%" loext:decorative="false"/>
    </style:style>
    <style:style style:name="gr30" style:family="graphic" style:parent-style-name="standard">
      <style:graphic-properties svg:stroke-width="0.03cm" svg:stroke-color="#ffff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.1cm" fo:padding-bottom="0.1cm" fo:padding-left="0.1cm" fo:padding-right="0.1cm" loext:decorative="false"/>
      <style:paragraph-properties style:writing-mode="lr-tb"/>
    </style:style>
    <style:style style:name="gr32" style:family="graphic" style:parent-style-name="objectwithoutfill">
      <style:graphic-properties svg:stroke-width="0.03cm" draw:marker-start-width="0.31cm" draw:marker-end-width="0.31cm" draw:fill="none" draw:textarea-vertical-align="middle" fo:padding-top="0.14cm" fo:padding-bottom="0.14cm" fo:padding-left="0.265cm" fo:padding-right="0.265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rial1" fo:font-size="8pt" style:font-size-asian="18pt" style:font-size-complex="18pt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08000" draw:opacity="2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999999"/>
      <style:paragraph-properties fo:text-align="center"/>
    </style:style>
    <style:style style:name="P8" style:family="paragraph">
      <loext:graphic-properties draw:fill="solid" draw:fill-color="#ffffcc"/>
      <style:paragraph-properties fo:text-align="center"/>
    </style:style>
    <style:style style:name="P9" style:family="paragraph">
      <loext:graphic-properties draw:fill-color="#ffffcc"/>
      <style:paragraph-properties fo:text-align="center"/>
    </style:style>
    <style:style style:name="P10" style:family="paragraph">
      <loext:graphic-properties draw:fill-color="#333333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999999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1" fo:font-size="8pt" fo:font-style="italic" style:font-size-asian="18pt" style:font-style-asian="italic" style:font-size-complex="18pt" style:font-style-complex="italic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="none"/>
      <style:paragraph-properties fo:text-align="justify"/>
    </style:style>
    <style:style style:name="P16" style:family="paragraph">
      <loext:graphic-properties draw:fill="none" draw:fill-color="#ffffff"/>
      <style:paragraph-properties fo:text-align="center"/>
      <style:text-properties style:font-name="Arial1" fo:font-size="8pt" fo:font-style="normal" style:font-size-asian="18pt" style:font-style-asian="normal" style:font-size-complex="18pt" style:font-style-complex="normal"/>
    </style:style>
    <style:style style:name="P17" style:family="paragraph">
      <loext:graphic-properties draw:fill="none" draw:fill-color="#ffffff"/>
      <style:paragraph-properties fo:text-align="center"/>
      <style:text-properties fo:color="#808080" loext:opacity="100%" style:font-name="Arial1" fo:font-size="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style:font-name="Arial1" fo:font-size="8pt" fo:font-weight="bold" style:font-size-asian="18pt" style:font-size-complex="18pt"/>
    </style:style>
    <style:style style:name="P19" style:family="paragraph">
      <loext:graphic-properties draw:fill-color="#c0c0c0" draw:opacity="20%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center"/>
      <style:text-properties style:font-name="Arial1" fo:font-size="8pt" fo:font-style="italic" fo:font-weight="bold" style:font-size-asian="18pt" style:font-size-complex="18pt"/>
    </style:style>
    <style:style style:name="T1" style:family="text">
      <style:text-properties style:font-name="Arial1" fo:font-size="8pt" style:font-size-asian="18pt" style:font-size-complex="18pt"/>
    </style:style>
    <style:style style:name="T2" style:family="text">
      <style:text-properties style:font-name="Arial1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Arial1" fo:font-size="8pt" fo:font-style="normal" style:font-size-asian="18pt" style:font-style-asian="normal" style:font-size-complex="18pt" style:font-style-complex="normal"/>
    </style:style>
    <style:style style:name="T4" style:family="text">
      <style:text-properties fo:color="#808080" loext:opacity="100%" style:font-name="Arial1" fo:font-size="8pt" style:font-size-asian="18pt" style:font-size-complex="18pt"/>
    </style:style>
    <style:style style:name="T5" style:family="text">
      <style:text-properties style:font-name="Arial1" fo:font-size="8pt" fo:font-weight="bold" style:font-size-asian="18pt" style:font-size-complex="18pt"/>
    </style:style>
    <style:style style:name="T6" style:family="text">
      <style:text-properties style:font-name="Arial1" fo:font-size="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9cm" svg:height="0.4cm" svg:x="14.5cm" svg:y="27.85cm">
          <draw:text-box>
            <text:p text:style-name="P1"><text:span text:style-name="T1">Durchmesserzeichen</text:span></text:p>
          </draw:text-box>
        </draw:frame>
        <draw:g draw:style-name="gr2">
          <draw:circle draw:style-name="gr3" draw:text-style-name="P3" draw:layer="layout" svg:width="0.2cm" svg:height="0.2cm" svg:x="14.2cm" svg:y="27.9cm">
            <text:p/>
          </draw:circle>
          <draw:line draw:style-name="gr4" draw:text-style-name="P4" draw:layer="layout" svg:x1="14.4cm" svg:y1="27.9cm" svg:x2="14.2cm" svg:y2="28.1cm">
            <text:p/>
          </draw:line>
        </draw:g>
        <draw:g draw:style-name="gr2">
          <draw:circle draw:style-name="gr5" draw:text-style-name="P3" draw:layer="layout" svg:width="0.1cm" svg:height="0.1cm" svg:x="14cm" svg:y="28cm">
            <text:p/>
          </draw:circle>
          <draw:line draw:style-name="gr6" draw:text-style-name="P4" draw:layer="layout" svg:x1="14.1cm" svg:y1="28cm" svg:x2="14cm" svg:y2="28.1cm">
            <text:p/>
          </draw:line>
        </draw:g>
        <draw:rect draw:style-name="gr7" draw:text-style-name="P5" draw:layer="layout" svg:width="3.208cm" svg:height="0.301cm" svg:x="3.892cm" svg:y="27.001cm">
          <text:p/>
        </draw:rect>
        <draw:rect draw:style-name="gr8" draw:text-style-name="P6" draw:layer="layout" svg:width="0.202cm" svg:height="0.301cm" svg:x="6.655cm" svg:y="27.003cm">
          <text:p/>
        </draw:rect>
        <draw:g draw:style-name="gr2">
          <draw:polygon draw:style-name="gr9" draw:text-style-name="P7" draw:layer="layout" svg:width="0.28cm" svg:height="0.699cm" svg:x="6.616cm" svg:y="26.701cm" svg:viewBox="0 0 281 700" draw:points="201,700 201,300 281,300 281,0 0,0 0,300 80,300 80,700">
            <text:p/>
          </draw:polygon>
          <draw:rect draw:style-name="gr9" draw:text-style-name="P7" draw:layer="layout" svg:width="0.52cm" svg:height="0.622cm" svg:x="6.496cm" svg:y="26.08cm">
            <text:p/>
          </draw:rect>
          <draw:line draw:style-name="gr10" draw:text-style-name="P7" draw:layer="layout" svg:x1="6.757cm" svg:y1="26.001cm" svg:x2="6.757cm" svg:y2="27.461cm">
            <text:p/>
          </draw:line>
        </draw:g>
        <draw:rect draw:style-name="gr9" draw:text-style-name="P7" draw:layer="layout" svg:width="0.521cm" svg:height="0.622cm" svg:x="5.496cm" svg:y="26.08cm">
          <text:p/>
        </draw:rect>
        <draw:rect draw:style-name="gr9" draw:text-style-name="P7" draw:layer="layout" svg:width="0.521cm" svg:height="0.622cm" svg:x="5.997cm" svg:y="26.08cm">
          <text:p/>
        </draw:rect>
        <draw:polygon draw:style-name="gr7" draw:text-style-name="P5" draw:layer="layout" svg:width="0.934cm" svg:height="1.999cm" svg:x="4cm" svg:y="23.001cm" svg:viewBox="0 0 935 2000" draw:points="935,2000 935,0 312,0 141,60 56,180 85,700 28,1060 0,1540 56,1900 28,2000">
          <text:p/>
        </draw:polygon>
        <draw:polygon draw:style-name="gr11" draw:text-style-name="P8" draw:layer="layout" svg:width="0.761cm" svg:height="0.999cm" svg:x="5.115cm" svg:y="22.401cm" svg:viewBox="0 0 762 1000" draw:points="762,1000 762,760 682,760 682,300 678,248 666,203 648,161 622,120 597,89 561,60 525,38 486,19 444,6 396,0 360,1 307,9 261,25 232,41 190,67 161,96 140,120 117,157 97,198 86,245 80,300 80,760 0,760 0,1000">
          <text:p/>
        </draw:polygon>
        <draw:rect draw:style-name="gr12" draw:text-style-name="P9" draw:layer="layout" svg:width="0.762cm" svg:height="0.241cm" svg:x="5.115cm" svg:y="23.162cm">
          <text:p/>
        </draw:rect>
        <draw:polyline draw:style-name="gr13" draw:text-style-name="P4" draw:layer="layout" svg:width="1.049cm" svg:height="2.699cm" svg:x="5.76cm" svg:y="23.4cm" svg:viewBox="0 0 1050 2700" draw:points="0,0 0,2200 1050,1700 1000,2200 1000,2700">
          <text:p/>
        </draw:polyline>
        <draw:rect draw:style-name="gr14" draw:text-style-name="P10" draw:layer="layout" svg:width="0.199cm" svg:height="0.199cm" svg:x="5.618cm" svg:y="23.403cm">
          <text:p/>
        </draw:rect>
        <draw:line draw:style-name="gr15" draw:text-style-name="P4" draw:layer="layout" svg:x1="6.9cm" svg:y1="23.001cm" svg:x2="9cm" svg:y2="23cm">
          <text:p/>
        </draw:line>
        <draw:line draw:style-name="gr15" draw:text-style-name="P4" draw:layer="layout" svg:x1="5.9cm" svg:y1="22.401cm" svg:x2="9cm" svg:y2="22.4cm">
          <text:p/>
        </draw:line>
        <draw:line draw:style-name="gr16" draw:text-style-name="P4" draw:layer="layout" svg:x1="8.9cm" svg:y1="22.401cm" svg:x2="8.9cm" svg:y2="23.001cm">
          <text:p/>
        </draw:line>
        <draw:frame draw:style-name="gr17" draw:text-style-name="P2" draw:layer="layout" svg:width="0.137cm" svg:height="0.199cm" svg:x="8.761cm" svg:y="22.602cm">
          <draw:text-box>
            <text:p text:style-name="P1"><text:span text:style-name="T1">3</text:span></text:p>
          </draw:text-box>
        </draw:frame>
        <draw:line draw:style-name="gr15" draw:text-style-name="P4" draw:layer="layout" svg:x1="7.1cm" svg:y1="25.001cm" svg:x2="8.4cm" svg:y2="25cm">
          <text:p/>
        </draw:line>
        <draw:line draw:style-name="gr16" draw:text-style-name="P4" draw:layer="layout" svg:x1="8.9cm" svg:y1="23.001cm" svg:x2="8.9cm" svg:y2="25.001cm">
          <text:p/>
        </draw:line>
        <draw:line draw:style-name="gr15" draw:text-style-name="P4" draw:layer="layout" svg:x1="6.1cm" svg:y1="27.001cm" svg:x2="6.9cm" svg:y2="27.001cm">
          <text:p/>
        </draw:line>
        <draw:line draw:style-name="gr16" draw:text-style-name="P4" draw:layer="layout" svg:x1="8.9cm" svg:y1="25.001cm" svg:x2="8.9cm" svg:y2="27.001cm">
          <text:p/>
        </draw:line>
        <draw:frame draw:style-name="gr17" draw:text-style-name="P2" draw:layer="layout" svg:width="0.219cm" svg:height="0.199cm" svg:x="8.761cm" svg:y="25.901cm">
          <draw:text-box>
            <text:p text:style-name="P1"><text:span text:style-name="T1">10</text:span></text:p>
          </draw:text-box>
        </draw:frame>
        <draw:frame draw:style-name="gr1" draw:text-style-name="P2" draw:layer="layout" svg:width="1.282cm" svg:height="0.401cm" svg:x="7.218cm" svg:y="27.001cm">
          <draw:text-box>
            <text:p text:style-name="P1"><text:span text:style-name="T1">Platine</text:span></text:p>
          </draw:text-box>
        </draw:frame>
        <draw:line draw:style-name="gr18" draw:text-style-name="P4" draw:layer="layout" svg:x1="5.496cm" svg:y1="22.261cm" svg:x2="5.496cm" svg:y2="27.461cm">
          <text:p/>
        </draw:line>
        <draw:polygon draw:style-name="gr19" draw:text-style-name="P11" draw:layer="layout" svg:width="0.42cm" svg:height="1.999cm" svg:x="4.774cm" svg:y="22.401cm" svg:viewBox="0 0 421 2000" draw:points="321,2000 321,760 421,760 421,0 381,0 0,600 160,600 160,2000 160,2000">
          <text:p/>
        </draw:polygon>
        <draw:polygon draw:style-name="gr19" draw:text-style-name="P11" draw:layer="layout" svg:width="0.42cm" svg:height="1.999cm" svg:x="5.797cm" svg:y="22.401cm" svg:viewBox="0 0 421 2000" draw:points="100,2000 100,760 0,760 0,0 40,0 421,600 261,600 261,2000">
          <text:p/>
        </draw:polygon>
        <draw:rect draw:style-name="gr9" draw:text-style-name="P7" draw:layer="layout" svg:width="0.521cm" svg:height="0.622cm" svg:x="4.995cm" svg:y="26.08cm">
          <text:p/>
        </draw:rect>
        <draw:rect draw:style-name="gr20" draw:text-style-name="P12" draw:layer="layout" svg:width="0.52cm" svg:height="0.622cm" svg:x="4.475cm" svg:y="26.08cm">
          <text:p/>
        </draw:rect>
        <draw:line draw:style-name="gr15" draw:text-style-name="P4" draw:layer="layout" svg:x1="2.4cm" svg:y1="27cm" svg:x2="3.8cm" svg:y2="27.001cm">
          <text:p/>
        </draw:line>
        <draw:line draw:style-name="gr16" draw:text-style-name="P4" draw:layer="layout" svg:x1="2.491cm" svg:y1="26.081cm" svg:x2="2.491cm" svg:y2="27.001cm">
          <text:p/>
        </draw:line>
        <draw:frame draw:style-name="gr17" draw:text-style-name="P2" draw:layer="layout" svg:width="0.241cm" svg:height="0.199cm" svg:x="2.23cm" svg:y="26.441cm">
          <draw:text-box>
            <text:p text:style-name="P1"><text:span text:style-name="T1">4,6</text:span></text:p>
          </draw:text-box>
        </draw:frame>
        <draw:line draw:style-name="gr15" draw:text-style-name="P4" draw:layer="layout" svg:x1="2.4cm" svg:y1="26.07cm" svg:x2="3.9cm" svg:y2="26.07cm">
          <text:p/>
        </draw:line>
        <draw:line draw:style-name="gr15" draw:text-style-name="P4" draw:layer="layout" svg:x1="2.4cm" svg:y1="23.4cm" svg:x2="5.1cm" svg:y2="23.401cm">
          <text:p/>
        </draw:line>
        <draw:line draw:style-name="gr15" draw:text-style-name="P4" draw:layer="layout" svg:x1="2.4cm" svg:y1="22.4cm" svg:x2="5.1cm" svg:y2="22.401cm">
          <text:p/>
        </draw:line>
        <draw:line draw:style-name="gr16" draw:text-style-name="P4" draw:layer="layout" svg:x1="2.491cm" svg:y1="22.401cm" svg:x2="2.491cm" svg:y2="23.401cm">
          <text:p/>
        </draw:line>
        <draw:frame draw:style-name="gr17" draw:text-style-name="P2" draw:layer="layout" svg:width="0.241cm" svg:height="0.201cm" svg:x="2.23cm" svg:y="25.62cm">
          <draw:text-box>
            <text:p text:style-name="P1"><text:span text:style-name="T1">3,4</text:span></text:p>
          </draw:text-box>
        </draw:frame>
        <draw:line draw:style-name="gr15" draw:text-style-name="P4" draw:layer="layout" svg:x1="2.4cm" svg:y1="25.6cm" svg:x2="5.2cm" svg:y2="25.601cm">
          <text:p/>
        </draw:line>
        <draw:line draw:style-name="gr16" draw:text-style-name="P4" draw:layer="layout" svg:x1="2.491cm" svg:y1="23.401cm" svg:x2="2.5cm" svg:y2="25.6cm">
          <text:p/>
        </draw:line>
        <draw:frame draw:style-name="gr17" draw:text-style-name="P13" draw:layer="layout" svg:width="0.157cm" svg:height="0.199cm" svg:x="3.673cm" svg:y="25.861cm">
          <draw:text-box>
            <text:p text:style-name="P1"><text:span text:style-name="T2">3</text:span></text:p>
          </draw:text-box>
        </draw:frame>
        <draw:frame draw:style-name="gr17" draw:text-style-name="P13" draw:layer="layout" svg:width="0.162cm" svg:height="0.199cm" svg:x="6.158cm" svg:y="25.901cm">
          <draw:text-box>
            <text:p text:style-name="P1"><text:span text:style-name="T2">5</text:span></text:p>
          </draw:text-box>
        </draw:frame>
        <draw:rect draw:style-name="gr8" draw:text-style-name="P6" draw:layer="layout" svg:width="0.199cm" svg:height="0.301cm" svg:x="5.157cm" svg:y="27.001cm">
          <text:p/>
        </draw:rect>
        <draw:rect draw:style-name="gr8" draw:text-style-name="P6" draw:layer="layout" svg:width="0.202cm" svg:height="0.301cm" svg:x="5.655cm" svg:y="27.001cm">
          <text:p/>
        </draw:rect>
        <draw:line draw:style-name="gr18" draw:text-style-name="P4" draw:layer="layout" svg:x1="5.256cm" svg:y1="26.001cm" svg:x2="5.256cm" svg:y2="27.461cm">
          <text:p/>
        </draw:line>
        <draw:rect draw:style-name="gr8" draw:text-style-name="P6" draw:layer="layout" svg:width="0.202cm" svg:height="0.301cm" svg:x="4.634cm" svg:y="27.001cm">
          <text:p/>
        </draw:rect>
        <draw:line draw:style-name="gr10" draw:text-style-name="P7" draw:layer="layout" svg:x1="4.734cm" svg:y1="26.001cm" svg:x2="4.734cm" svg:y2="27.461cm">
          <text:p/>
        </draw:line>
        <draw:rect draw:style-name="gr8" draw:text-style-name="P6" draw:layer="layout" svg:width="0.202cm" svg:height="0.301cm" svg:x="4.131cm" svg:y="27.001cm">
          <text:p/>
        </draw:rect>
        <draw:g draw:style-name="gr2">
          <draw:polygon draw:style-name="gr9" draw:text-style-name="P7" draw:layer="layout" svg:width="0.28cm" svg:height="0.699cm" svg:x="4.092cm" svg:y="26.701cm" svg:viewBox="0 0 281 700" draw:points="201,700 201,300 281,300 281,0 0,0 0,300 80,300 80,700">
            <text:p/>
          </draw:polygon>
          <draw:rect draw:style-name="gr9" draw:text-style-name="P7" draw:layer="layout" svg:width="0.523cm" svg:height="0.622cm" svg:x="3.972cm" svg:y="26.08cm">
            <text:p/>
          </draw:rect>
          <draw:line draw:style-name="gr10" draw:text-style-name="P7" draw:layer="layout" svg:x1="4.233cm" svg:y1="26.001cm" svg:x2="4.233cm" svg:y2="27.461cm">
            <text:p/>
          </draw:line>
        </draw:g>
        <draw:polygon draw:style-name="gr21" draw:text-style-name="P14" draw:layer="layout" svg:width="0.22cm" svg:height="0.399cm" svg:x="5.175cm" svg:y="23.001cm" svg:viewBox="0 0 221 400" draw:points="201,400 221,380 221,200 80,120 80,0 40,0 40,280 0,340 0,400">
          <text:p/>
        </draw:polygon>
        <draw:polygon draw:style-name="gr21" draw:text-style-name="P14" draw:layer="layout" svg:width="0.5cm" svg:height="0.399cm" svg:x="5.296cm" svg:y="23.001cm" svg:viewBox="0 0 501 400" draw:points="481,400 501,380 501,340 461,260 461,180 481,120 481,0 381,0 341,20 140,20 80,0 0,0 0,80 321,240 321,400">
          <text:p/>
        </draw:polygon>
        <draw:frame draw:style-name="gr1" draw:text-style-name="P13" draw:layer="layout" svg:width="0.202cm" svg:height="0.199cm" svg:x="4.933cm" svg:y="24.58cm">
          <draw:text-box>
            <text:p text:style-name="P1"><text:span text:style-name="T2">11</text:span></text:p>
          </draw:text-box>
        </draw:frame>
        <draw:frame draw:style-name="gr1" draw:text-style-name="P13" draw:layer="layout" svg:width="0.36cm" svg:height="0.199cm" svg:x="4.54cm" svg:y="25.681cm">
          <draw:text-box>
            <text:p text:style-name="P1"><text:span text:style-name="T2">5,08</text:span></text:p>
          </draw:text-box>
        </draw:frame>
        <draw:frame draw:style-name="gr1" draw:text-style-name="P13" draw:layer="layout" svg:width="0.264cm" svg:height="0.199cm" svg:x="3.836cm" svg:y="25.781cm">
          <draw:text-box>
            <text:p text:style-name="P1"><text:span text:style-name="T2">2,4</text:span></text:p>
          </draw:text-box>
        </draw:frame>
        <draw:frame draw:style-name="gr1" draw:text-style-name="P13" draw:layer="layout" svg:width="0.119cm" svg:height="0.199cm" svg:x="4.933cm" svg:y="25.111cm">
          <draw:text-box>
            <text:p text:style-name="P1"><text:span text:style-name="T2">6</text:span></text:p>
          </draw:text-box>
        </draw:frame>
        <draw:line draw:style-name="gr22" draw:text-style-name="P15" draw:layer="layout" svg:x1="4.23cm" svg:y1="26.081cm" svg:x2="4.23cm" svg:y2="26.881cm">
          <text:p/>
        </draw:line>
        <draw:line draw:style-name="gr16" draw:text-style-name="P4" draw:layer="layout" svg:x1="3.791cm" svg:y1="26.081cm" svg:x2="3.791cm" svg:y2="26.881cm">
          <text:p/>
        </draw:line>
        <draw:line draw:style-name="gr15" draw:text-style-name="P4" draw:layer="layout" svg:x1="3.7cm" svg:y1="26.881cm" svg:x2="4.173cm" svg:y2="26.881cm">
          <text:p/>
        </draw:line>
        <draw:frame draw:style-name="gr1" draw:text-style-name="P16" draw:layer="layout" svg:width="0.117cm" svg:height="0.199cm" svg:x="3.6cm" svg:y="26.381cm">
          <draw:text-box>
            <text:p text:style-name="P1"><text:span text:style-name="T3">4</text:span></text:p>
          </draw:text-box>
        </draw:frame>
        <draw:line draw:style-name="gr22" draw:text-style-name="P15" draw:layer="layout" svg:x1="6.76cm" svg:y1="26.081cm" svg:x2="6.76cm" svg:y2="26.881cm">
          <text:p/>
        </draw:line>
        <draw:frame draw:style-name="gr1" draw:text-style-name="P2" draw:layer="layout" svg:width="0.2cm" svg:height="0.4cm" svg:x="9.1cm" svg:y="22.551cm">
          <draw:text-box>
            <text:p text:style-name="P1"><text:span text:style-name="T1">3</text:span></text:p>
          </draw:text-box>
        </draw:frame>
        <draw:frame draw:style-name="gr1" draw:text-style-name="P2" draw:layer="layout" svg:width="0.2cm" svg:height="0.4cm" svg:x="2.2cm" svg:y="22.701cm">
          <draw:text-box>
            <text:p text:style-name="P1"><text:span text:style-name="T1">5</text:span></text:p>
          </draw:text-box>
        </draw:frame>
        <draw:frame draw:style-name="gr1" draw:text-style-name="P2" draw:layer="layout" svg:width="0.4cm" svg:height="0.4cm" svg:x="9cm" svg:y="23.751cm">
          <draw:text-box>
            <text:p text:style-name="P1"><text:span text:style-name="T1">10</text:span></text:p>
          </draw:text-box>
        </draw:frame>
        <draw:frame draw:style-name="gr1" draw:text-style-name="P2" draw:layer="layout" svg:width="0.4cm" svg:height="0.4cm" svg:x="2cm" svg:y="24.151cm">
          <draw:text-box>
            <text:p text:style-name="P1"><text:span text:style-name="T1">11</text:span></text:p>
          </draw:text-box>
        </draw:frame>
        <draw:frame draw:style-name="gr1" draw:text-style-name="P2" draw:layer="layout" svg:width="0.4cm" svg:height="0.4cm" svg:x="9cm" svg:y="25.751cm">
          <draw:text-box>
            <text:p text:style-name="P1"><text:span text:style-name="T1">10</text:span></text:p>
          </draw:text-box>
        </draw:frame>
        <draw:rect draw:style-name="gr8" draw:text-style-name="P6" draw:layer="layout" svg:width="0.202cm" svg:height="0.301cm" svg:x="6.155cm" svg:y="27.002cm">
          <text:p/>
        </draw:rect>
        <draw:line draw:style-name="gr18" draw:text-style-name="P4" draw:layer="layout" svg:x1="5.756cm" svg:y1="26.001cm" svg:x2="5.756cm" svg:y2="27.461cm">
          <text:p/>
        </draw:line>
        <draw:line draw:style-name="gr18" draw:text-style-name="P4" draw:layer="layout" svg:x1="6.256cm" svg:y1="26.001cm" svg:x2="6.256cm" svg:y2="27.461cm">
          <text:p/>
        </draw:line>
        <draw:frame draw:style-name="gr1" draw:text-style-name="P2" draw:layer="layout" svg:width="0.5cm" svg:height="0.4cm" svg:x="6.9cm" svg:y="25.351cm">
          <draw:text-box>
            <text:p text:style-name="P1"><text:span text:style-name="T1">5,5</text:span></text:p>
          </draw:text-box>
        </draw:frame>
        <draw:frame draw:style-name="gr1" draw:text-style-name="P2" draw:layer="layout" svg:width="0.2cm" svg:height="0.4cm" svg:x="6.1cm" svg:y="25cm">
          <draw:text-box>
            <text:p text:style-name="P1"><text:span text:style-name="T1">6</text:span></text:p>
          </draw:text-box>
        </draw:frame>
        <draw:frame draw:style-name="gr1" draw:text-style-name="P2" draw:layer="layout" svg:width="0.4cm" svg:height="0.4cm" svg:x="5.8cm" svg:y="24.451cm">
          <draw:text-box>
            <text:p text:style-name="P1"><text:span text:style-name="T1">11</text:span></text:p>
          </draw:text-box>
        </draw:frame>
        <draw:polygon draw:style-name="gr7" draw:text-style-name="P5" draw:layer="layout" svg:width="1.034cm" svg:height="1.999cm" svg:x="6.06cm" svg:y="23.001cm" svg:viewBox="0 0 1035 2000" draw:points="0,2000 0,0 814,0 935,60 995,180 975,700 1015,1060 1035,1540 995,1900 1015,2000">
          <text:p/>
        </draw:polygon>
        <draw:frame draw:style-name="gr1" draw:text-style-name="P2" draw:layer="layout" svg:width="0.2cm" svg:height="0.4cm" svg:x="7.3cm" svg:y="26.451cm">
          <draw:text-box>
            <text:p text:style-name="P1"><text:span text:style-name="T1">4</text:span></text:p>
          </draw:text-box>
        </draw:frame>
        <draw:line draw:style-name="gr15" draw:text-style-name="P4" draw:layer="layout" svg:x1="6.8cm" svg:y1="26.301cm" svg:x2="7.3cm" svg:y2="26.601cm">
          <text:p/>
        </draw:line>
        <draw:frame draw:style-name="gr1" draw:text-style-name="P2" draw:layer="layout" svg:width="0.4cm" svg:height="0.4cm" svg:x="1.95cm" svg:y="25.651cm">
          <draw:text-box>
            <text:p text:style-name="P1"><text:span text:style-name="T1">2,4</text:span></text:p>
          </draw:text-box>
        </draw:frame>
        <draw:frame draw:style-name="gr1" draw:text-style-name="P2" draw:layer="layout" svg:width="0.4cm" svg:height="0.4cm" svg:x="1.95cm" svg:y="26.351cm">
          <draw:text-box>
            <text:p text:style-name="P1"><text:span text:style-name="T1">4,6</text:span></text:p>
          </draw:text-box>
        </draw:frame>
        <draw:frame draw:style-name="gr1" draw:text-style-name="P2" draw:layer="layout" svg:width="0.7cm" svg:height="0.401cm" svg:x="6.2cm" svg:y="23.802cm">
          <draw:text-box>
            <text:p text:style-name="P1"><text:span text:style-name="T1">Holz</text:span></text:p>
          </draw:text-box>
        </draw:frame>
        <draw:frame draw:style-name="gr1" draw:text-style-name="P2" draw:layer="layout" svg:width="0.6cm" svg:height="0.401cm" svg:x="3.3cm" svg:y="22.703cm">
          <draw:text-box>
            <text:p text:style-name="P1"><text:span text:style-name="T1">LED</text:span></text:p>
          </draw:text-box>
        </draw:frame>
        <draw:line draw:style-name="gr15" draw:text-style-name="P4" draw:layer="layout" svg:x1="5.2cm" svg:y1="21.701cm" svg:x2="5.2cm" svg:y2="22.301cm">
          <text:p/>
        </draw:line>
        <draw:line draw:style-name="gr15" draw:text-style-name="P4" draw:layer="layout" svg:x1="5.8cm" svg:y1="21.701cm" svg:x2="5.8cm" svg:y2="22.301cm">
          <text:p/>
        </draw:line>
        <draw:line draw:style-name="gr16" draw:text-style-name="P4" draw:layer="layout" svg:x1="5.2cm" svg:y1="21.801cm" svg:x2="5.8cm" svg:y2="21.801cm">
          <text:p/>
        </draw:line>
        <draw:frame draw:style-name="gr1" draw:text-style-name="P2" draw:layer="layout" svg:width="0.2cm" svg:height="0.4cm" svg:x="5.4cm" svg:y="21.351cm">
          <draw:text-box>
            <text:p text:style-name="P1"><text:span text:style-name="T1">3</text:span></text:p>
          </draw:text-box>
        </draw:frame>
        <draw:line draw:style-name="gr15" draw:text-style-name="P4" draw:layer="layout" svg:x1="4.94cm" svg:y1="21.051cm" svg:x2="4.94cm" svg:y2="22.951cm">
          <text:p/>
        </draw:line>
        <draw:line draw:style-name="gr16" draw:text-style-name="P4" draw:layer="layout" svg:x1="4.94cm" svg:y1="21.151cm" svg:x2="6.06cm" svg:y2="21.151cm">
          <text:p/>
        </draw:line>
        <draw:line draw:style-name="gr15" draw:text-style-name="P4" draw:layer="layout" svg:x1="6.06cm" svg:y1="21.051cm" svg:x2="6.06cm" svg:y2="22.951cm">
          <text:p/>
        </draw:line>
        <draw:frame draw:style-name="gr1" draw:text-style-name="P2" draw:layer="layout" svg:width="0.4cm" svg:height="0.4cm" svg:x="5.3cm" svg:y="20.701cm">
          <draw:text-box>
            <text:p text:style-name="P1"><text:span text:style-name="T1">5,6</text:span></text:p>
          </draw:text-box>
        </draw:frame>
        <draw:line draw:style-name="gr15" draw:text-style-name="P4" draw:layer="layout" svg:x1="7.2cm" svg:y1="27.001cm" svg:x2="9cm" svg:y2="27cm">
          <text:p/>
        </draw:line>
        <draw:line draw:style-name="gr23" draw:text-style-name="P4" draw:layer="layout" svg:x1="4.5cm" svg:y1="21.801cm" svg:x2="4.5cm" svg:y2="22.201cm">
          <text:p/>
        </draw:line>
        <draw:line draw:style-name="gr13" draw:text-style-name="P4" draw:layer="layout" svg:x1="6.7cm" svg:y1="22.001cm" svg:x2="6.3cm" svg:y2="22.001cm">
          <text:p/>
        </draw:line>
        <draw:line draw:style-name="gr23" draw:text-style-name="P4" draw:layer="layout" svg:x1="4.7cm" svg:y1="22.001cm" svg:x2="4.3cm" svg:y2="22.001cm">
          <text:p/>
        </draw:line>
        <draw:line draw:style-name="gr15" draw:text-style-name="P4" draw:layer="layout" svg:x1="2.5cm" svg:y1="26.1cm" svg:x2="2.5cm" svg:y2="25.6cm">
          <text:p/>
        </draw:line>
        <draw:rect draw:style-name="gr7" draw:text-style-name="P5" draw:layer="layout" svg:width="3.208cm" svg:height="0.301cm" svg:x="12.892cm" svg:y="27.002cm">
          <text:p/>
        </draw:rect>
        <draw:rect draw:style-name="gr8" draw:text-style-name="P6" draw:layer="layout" svg:width="0.202cm" svg:height="0.301cm" svg:x="15.655cm" svg:y="27.004cm">
          <text:p/>
        </draw:rect>
        <draw:g draw:style-name="gr2">
          <draw:polygon draw:style-name="gr9" draw:text-style-name="P7" draw:layer="layout" svg:width="0.28cm" svg:height="0.699cm" svg:x="15.616cm" svg:y="26.702cm" svg:viewBox="0 0 281 700" draw:points="201,700 201,300 281,300 281,0 0,0 0,300 80,300 80,700">
            <text:p/>
          </draw:polygon>
          <draw:rect draw:style-name="gr9" draw:text-style-name="P7" draw:layer="layout" svg:width="0.52cm" svg:height="0.622cm" svg:x="15.496cm" svg:y="26.081cm">
            <text:p/>
          </draw:rect>
          <draw:line draw:style-name="gr10" draw:text-style-name="P7" draw:layer="layout" svg:x1="15.757cm" svg:y1="26.002cm" svg:x2="15.757cm" svg:y2="27.462cm">
            <text:p/>
          </draw:line>
        </draw:g>
        <draw:rect draw:style-name="gr9" draw:text-style-name="P7" draw:layer="layout" svg:width="0.521cm" svg:height="0.622cm" svg:x="14.496cm" svg:y="26.081cm">
          <text:p/>
        </draw:rect>
        <draw:rect draw:style-name="gr9" draw:text-style-name="P7" draw:layer="layout" svg:width="0.521cm" svg:height="0.622cm" svg:x="14.997cm" svg:y="26.081cm">
          <text:p/>
        </draw:rect>
        <draw:polygon draw:style-name="gr7" draw:text-style-name="P5" draw:layer="layout" svg:width="0.661cm" svg:height="1.999cm" svg:x="13.273cm" svg:y="23.002cm" svg:viewBox="0 0 662 2000" draw:points="662,2000 662,0 221,0 100,60 40,180 60,700 20,1060 0,1540 40,1900 20,2000">
          <text:p/>
        </draw:polygon>
        <draw:polygon draw:style-name="gr11" draw:text-style-name="P8" draw:layer="layout" svg:width="0.761cm" svg:height="0.999cm" svg:x="14.115cm" svg:y="22.402cm" svg:viewBox="0 0 762 1000" draw:points="762,1000 762,760 682,760 682,300 678,248 666,203 648,161 622,120 597,89 561,60 525,38 486,19 444,6 396,0 360,1 307,9 261,25 232,41 190,67 161,96 140,120 117,157 97,198 86,245 80,300 80,760 0,760 0,1000">
          <text:p/>
        </draw:polygon>
        <draw:rect draw:style-name="gr12" draw:text-style-name="P9" draw:layer="layout" svg:width="0.762cm" svg:height="0.241cm" svg:x="14.115cm" svg:y="23.163cm">
          <text:p/>
        </draw:rect>
        <draw:rect draw:style-name="gr14" draw:text-style-name="P10" draw:layer="layout" svg:width="0.199cm" svg:height="0.199cm" svg:x="14.177cm" svg:y="23.404cm">
          <text:p/>
        </draw:rect>
        <draw:polyline draw:style-name="gr13" draw:text-style-name="P4" draw:layer="layout" svg:width="1.249cm" svg:height="2.699cm" svg:x="14.75cm" svg:y="23.401cm" svg:viewBox="0 0 1250 2700" draw:points="0,0 0,2200 1250,2000 1011,2600 1011,2700">
          <text:p/>
        </draw:polyline>
        <draw:rect draw:style-name="gr14" draw:text-style-name="P10" draw:layer="layout" svg:width="0.199cm" svg:height="0.199cm" svg:x="14.618cm" svg:y="23.404cm">
          <text:p/>
        </draw:rect>
        <draw:line draw:style-name="gr15" draw:text-style-name="P4" draw:layer="layout" svg:x1="15.9cm" svg:y1="23.002cm" svg:x2="17.6cm" svg:y2="23.002cm">
          <text:p/>
        </draw:line>
        <draw:line draw:style-name="gr15" draw:text-style-name="P4" draw:layer="layout" svg:x1="14.9cm" svg:y1="22.402cm" svg:x2="17.6cm" svg:y2="22.402cm">
          <text:p/>
        </draw:line>
        <draw:line draw:style-name="gr16" draw:text-style-name="P4" draw:layer="layout" svg:x1="17.5cm" svg:y1="22.402cm" svg:x2="17.5cm" svg:y2="23.002cm">
          <text:p/>
        </draw:line>
        <draw:frame draw:style-name="gr17" draw:text-style-name="P2" draw:layer="layout" svg:width="0.137cm" svg:height="0.199cm" svg:x="17.361cm" svg:y="22.603cm">
          <draw:text-box>
            <text:p text:style-name="P1"><text:span text:style-name="T1">3</text:span></text:p>
          </draw:text-box>
        </draw:frame>
        <draw:line draw:style-name="gr15" draw:text-style-name="P4" draw:layer="layout" svg:x1="16.1cm" svg:y1="25.002cm" svg:x2="17.6cm" svg:y2="25.002cm">
          <text:p/>
        </draw:line>
        <draw:line draw:style-name="gr16" draw:text-style-name="P4" draw:layer="layout" svg:x1="17.5cm" svg:y1="23.002cm" svg:x2="17.5cm" svg:y2="25.002cm">
          <text:p/>
        </draw:line>
        <draw:line draw:style-name="gr15" draw:text-style-name="P4" draw:layer="layout" svg:x1="15.1cm" svg:y1="27.002cm" svg:x2="15.9cm" svg:y2="27.002cm">
          <text:p/>
        </draw:line>
        <draw:line draw:style-name="gr16" draw:text-style-name="P4" draw:layer="layout" svg:x1="17.5cm" svg:y1="25.002cm" svg:x2="17.5cm" svg:y2="27.002cm">
          <text:p/>
        </draw:line>
        <draw:frame draw:style-name="gr17" draw:text-style-name="P2" draw:layer="layout" svg:width="0.219cm" svg:height="0.199cm" svg:x="17.361cm" svg:y="25.902cm">
          <draw:text-box>
            <text:p text:style-name="P1"><text:span text:style-name="T1">10</text:span></text:p>
          </draw:text-box>
        </draw:frame>
        <draw:frame draw:style-name="gr1" draw:text-style-name="P2" draw:layer="layout" svg:width="1.282cm" svg:height="0.401cm" svg:x="16.218cm" svg:y="27.002cm">
          <draw:text-box>
            <text:p text:style-name="P1"><text:span text:style-name="T1">Platine</text:span></text:p>
          </draw:text-box>
        </draw:frame>
        <draw:line draw:style-name="gr18" draw:text-style-name="P4" draw:layer="layout" svg:x1="14.496cm" svg:y1="22.262cm" svg:x2="14.496cm" svg:y2="27.462cm">
          <text:p/>
        </draw:line>
        <draw:polygon draw:style-name="gr19" draw:text-style-name="P11" draw:layer="layout" svg:width="0.42cm" svg:height="1.999cm" svg:x="13.774cm" svg:y="22.402cm" svg:viewBox="0 0 421 2000" draw:points="321,2000 321,760 421,760 421,0 381,0 0,600 160,600 160,2000 160,2000">
          <text:p/>
        </draw:polygon>
        <draw:polygon draw:style-name="gr19" draw:text-style-name="P11" draw:layer="layout" svg:width="0.42cm" svg:height="1.999cm" svg:x="14.797cm" svg:y="22.402cm" svg:viewBox="0 0 421 2000" draw:points="100,2000 100,760 0,760 0,0 40,0 421,600 261,600 261,2000">
          <text:p/>
        </draw:polygon>
        <draw:rect draw:style-name="gr9" draw:text-style-name="P7" draw:layer="layout" svg:width="0.521cm" svg:height="0.622cm" svg:x="13.995cm" svg:y="26.081cm">
          <text:p/>
        </draw:rect>
        <draw:rect draw:style-name="gr20" draw:text-style-name="P12" draw:layer="layout" svg:width="0.52cm" svg:height="0.622cm" svg:x="13.475cm" svg:y="26.081cm">
          <text:p/>
        </draw:rect>
        <draw:line draw:style-name="gr15" draw:text-style-name="P4" draw:layer="layout" svg:x1="11.9cm" svg:y1="27.002cm" svg:x2="12.8cm" svg:y2="27.002cm">
          <text:p/>
        </draw:line>
        <draw:line draw:style-name="gr16" draw:text-style-name="P4" draw:layer="layout" svg:x1="11.991cm" svg:y1="26.082cm" svg:x2="11.991cm" svg:y2="27.002cm">
          <text:p/>
        </draw:line>
        <draw:frame draw:style-name="gr17" draw:text-style-name="P2" draw:layer="layout" svg:width="0.241cm" svg:height="0.199cm" svg:x="11.73cm" svg:y="26.442cm">
          <draw:text-box>
            <text:p text:style-name="P1"><text:span text:style-name="T1">4,6</text:span></text:p>
          </draw:text-box>
        </draw:frame>
        <draw:line draw:style-name="gr15" draw:text-style-name="P4" draw:layer="layout" svg:x1="11.9cm" svg:y1="26.072cm" svg:x2="12.9cm" svg:y2="26.072cm">
          <text:p/>
        </draw:line>
        <draw:line draw:style-name="gr15" draw:text-style-name="P4" draw:layer="layout" svg:x1="11.9cm" svg:y1="23.402cm" svg:x2="14.1cm" svg:y2="23.402cm">
          <text:p/>
        </draw:line>
        <draw:line draw:style-name="gr15" draw:text-style-name="P4" draw:layer="layout" svg:x1="11.9cm" svg:y1="22.402cm" svg:x2="14.1cm" svg:y2="22.402cm">
          <text:p/>
        </draw:line>
        <draw:line draw:style-name="gr16" draw:text-style-name="P4" draw:layer="layout" svg:x1="11.991cm" svg:y1="22.402cm" svg:x2="11.991cm" svg:y2="23.402cm">
          <text:p/>
        </draw:line>
        <draw:frame draw:style-name="gr17" draw:text-style-name="P2" draw:layer="layout" svg:width="0.241cm" svg:height="0.201cm" svg:x="11.73cm" svg:y="25.621cm">
          <draw:text-box>
            <text:p text:style-name="P1"><text:span text:style-name="T1">3,4</text:span></text:p>
          </draw:text-box>
        </draw:frame>
        <draw:line draw:style-name="gr15" draw:text-style-name="P4" draw:layer="layout" svg:x1="11.9cm" svg:y1="25.602cm" svg:x2="14.2cm" svg:y2="25.602cm">
          <text:p/>
        </draw:line>
        <draw:line draw:style-name="gr16" draw:text-style-name="P4" draw:layer="layout" svg:x1="11.991cm" svg:y1="23.402cm" svg:x2="12cm" svg:y2="25.601cm">
          <text:p/>
        </draw:line>
        <draw:frame draw:style-name="gr17" draw:text-style-name="P13" draw:layer="layout" svg:width="0.162cm" svg:height="0.199cm" svg:x="12.892cm" svg:y="25.402cm">
          <draw:text-box>
            <text:p text:style-name="P1"><text:span text:style-name="T2">8</text:span></text:p>
          </draw:text-box>
        </draw:frame>
        <draw:frame draw:style-name="gr17" draw:text-style-name="P13" draw:layer="layout" svg:width="0.157cm" svg:height="0.199cm" svg:x="12.673cm" svg:y="25.862cm">
          <draw:text-box>
            <text:p text:style-name="P1"><text:span text:style-name="T2">3</text:span></text:p>
          </draw:text-box>
        </draw:frame>
        <draw:frame draw:style-name="gr17" draw:text-style-name="P13" draw:layer="layout" svg:width="0.162cm" svg:height="0.199cm" svg:x="15.158cm" svg:y="25.902cm">
          <draw:text-box>
            <text:p text:style-name="P1"><text:span text:style-name="T2">5</text:span></text:p>
          </draw:text-box>
        </draw:frame>
        <draw:rect draw:style-name="gr8" draw:text-style-name="P6" draw:layer="layout" svg:width="0.199cm" svg:height="0.301cm" svg:x="14.157cm" svg:y="27.002cm">
          <text:p/>
        </draw:rect>
        <draw:rect draw:style-name="gr8" draw:text-style-name="P6" draw:layer="layout" svg:width="0.202cm" svg:height="0.301cm" svg:x="14.655cm" svg:y="27.002cm">
          <text:p/>
        </draw:rect>
        <draw:line draw:style-name="gr18" draw:text-style-name="P4" draw:layer="layout" svg:x1="14.256cm" svg:y1="26.002cm" svg:x2="14.256cm" svg:y2="27.462cm">
          <text:p/>
        </draw:line>
        <draw:rect draw:style-name="gr8" draw:text-style-name="P6" draw:layer="layout" svg:width="0.202cm" svg:height="0.301cm" svg:x="13.634cm" svg:y="27.002cm">
          <text:p/>
        </draw:rect>
        <draw:line draw:style-name="gr10" draw:text-style-name="P7" draw:layer="layout" svg:x1="13.734cm" svg:y1="26.002cm" svg:x2="13.734cm" svg:y2="27.462cm">
          <text:p/>
        </draw:line>
        <draw:rect draw:style-name="gr8" draw:text-style-name="P6" draw:layer="layout" svg:width="0.202cm" svg:height="0.301cm" svg:x="13.131cm" svg:y="27.002cm">
          <text:p/>
        </draw:rect>
        <draw:g draw:style-name="gr2">
          <draw:polygon draw:style-name="gr9" draw:text-style-name="P7" draw:layer="layout" svg:width="0.28cm" svg:height="0.699cm" svg:x="13.092cm" svg:y="26.702cm" svg:viewBox="0 0 281 700" draw:points="201,700 201,300 281,300 281,0 0,0 0,300 80,300 80,700">
            <text:p/>
          </draw:polygon>
          <draw:rect draw:style-name="gr9" draw:text-style-name="P7" draw:layer="layout" svg:width="0.523cm" svg:height="0.622cm" svg:x="12.972cm" svg:y="26.081cm">
            <text:p/>
          </draw:rect>
          <draw:line draw:style-name="gr10" draw:text-style-name="P7" draw:layer="layout" svg:x1="13.233cm" svg:y1="26.002cm" svg:x2="13.233cm" svg:y2="27.462cm">
            <text:p/>
          </draw:line>
        </draw:g>
        <draw:polygon draw:style-name="gr21" draw:text-style-name="P14" draw:layer="layout" svg:width="0.22cm" svg:height="0.399cm" svg:x="14.175cm" svg:y="23.002cm" svg:viewBox="0 0 221 400" draw:points="201,400 221,380 221,200 80,120 80,0 40,0 40,280 0,340 0,400">
          <text:p/>
        </draw:polygon>
        <draw:polygon draw:style-name="gr21" draw:text-style-name="P14" draw:layer="layout" svg:width="0.5cm" svg:height="0.399cm" svg:x="14.296cm" svg:y="23.002cm" svg:viewBox="0 0 501 400" draw:points="481,400 501,380 501,340 461,260 461,180 481,120 481,0 381,0 341,20 140,20 80,0 0,0 0,80 321,240 321,400">
          <text:p/>
        </draw:polygon>
        <draw:frame draw:style-name="gr1" draw:text-style-name="P13" draw:layer="layout" svg:width="0.202cm" svg:height="0.199cm" svg:x="13.933cm" svg:y="25.081cm">
          <draw:text-box>
            <text:p text:style-name="P1"><text:span text:style-name="T2">11</text:span></text:p>
          </draw:text-box>
        </draw:frame>
        <draw:frame draw:style-name="gr1" draw:text-style-name="P13" draw:layer="layout" svg:width="0.122cm" svg:height="0.199cm" svg:x="15.24cm" svg:y="25.882cm">
          <draw:text-box>
            <text:p text:style-name="P1"><text:span text:style-name="T2">5</text:span></text:p>
          </draw:text-box>
        </draw:frame>
        <draw:frame draw:style-name="gr1" draw:text-style-name="P13" draw:layer="layout" svg:width="0.119cm" svg:height="0.199cm" svg:x="12.736cm" svg:y="25.882cm">
          <draw:text-box>
            <text:p text:style-name="P1"><text:span text:style-name="T2">4</text:span></text:p>
          </draw:text-box>
        </draw:frame>
        <draw:frame draw:style-name="gr1" draw:text-style-name="P13" draw:layer="layout" svg:width="0.119cm" svg:height="0.199cm" svg:x="12.733cm" svg:y="25.412cm">
          <draw:text-box>
            <text:p text:style-name="P1"><text:span text:style-name="T2">6</text:span></text:p>
          </draw:text-box>
        </draw:frame>
        <draw:line draw:style-name="gr22" draw:text-style-name="P15" draw:layer="layout" svg:x1="13.23cm" svg:y1="26.082cm" svg:x2="13.23cm" svg:y2="26.882cm">
          <text:p/>
        </draw:line>
        <draw:line draw:style-name="gr16" draw:text-style-name="P4" draw:layer="layout" svg:x1="12.791cm" svg:y1="26.082cm" svg:x2="12.791cm" svg:y2="26.882cm">
          <text:p/>
        </draw:line>
        <draw:line draw:style-name="gr15" draw:text-style-name="P4" draw:layer="layout" svg:x1="12.7cm" svg:y1="26.882cm" svg:x2="13.173cm" svg:y2="26.882cm">
          <text:p/>
        </draw:line>
        <draw:frame draw:style-name="gr1" draw:text-style-name="P16" draw:layer="layout" svg:width="0.117cm" svg:height="0.199cm" svg:x="12.6cm" svg:y="26.382cm">
          <draw:text-box>
            <text:p text:style-name="P1"><text:span text:style-name="T3">4</text:span></text:p>
          </draw:text-box>
        </draw:frame>
        <draw:line draw:style-name="gr22" draw:text-style-name="P15" draw:layer="layout" svg:x1="15.76cm" svg:y1="26.082cm" svg:x2="15.76cm" svg:y2="26.882cm">
          <text:p/>
        </draw:line>
        <draw:frame draw:style-name="gr1" draw:text-style-name="P2" draw:layer="layout" svg:width="0.2cm" svg:height="0.4cm" svg:x="17.7cm" svg:y="22.552cm">
          <draw:text-box>
            <text:p text:style-name="P1"><text:span text:style-name="T1">3</text:span></text:p>
          </draw:text-box>
        </draw:frame>
        <draw:frame draw:style-name="gr1" draw:text-style-name="P2" draw:layer="layout" svg:width="0.2cm" svg:height="0.4cm" svg:x="11.7cm" svg:y="22.702cm">
          <draw:text-box>
            <text:p text:style-name="P1"><text:span text:style-name="T1">5</text:span></text:p>
          </draw:text-box>
        </draw:frame>
        <draw:frame draw:style-name="gr1" draw:text-style-name="P2" draw:layer="layout" svg:width="0.4cm" svg:height="0.4cm" svg:x="17.6cm" svg:y="23.752cm">
          <draw:text-box>
            <text:p text:style-name="P1"><text:span text:style-name="T1">10</text:span></text:p>
          </draw:text-box>
        </draw:frame>
        <draw:frame draw:style-name="gr1" draw:text-style-name="P2" draw:layer="layout" svg:width="0.4cm" svg:height="0.4cm" svg:x="11.5cm" svg:y="24.152cm">
          <draw:text-box>
            <text:p text:style-name="P1"><text:span text:style-name="T1">11</text:span></text:p>
          </draw:text-box>
        </draw:frame>
        <draw:frame draw:style-name="gr1" draw:text-style-name="P2" draw:layer="layout" svg:width="0.4cm" svg:height="0.4cm" svg:x="17.6cm" svg:y="25.752cm">
          <draw:text-box>
            <text:p text:style-name="P1"><text:span text:style-name="T1">10</text:span></text:p>
          </draw:text-box>
        </draw:frame>
        <draw:rect draw:style-name="gr8" draw:text-style-name="P6" draw:layer="layout" svg:width="0.202cm" svg:height="0.301cm" svg:x="15.155cm" svg:y="27.003cm">
          <text:p/>
        </draw:rect>
        <draw:line draw:style-name="gr18" draw:text-style-name="P4" draw:layer="layout" svg:x1="14.756cm" svg:y1="26.002cm" svg:x2="14.756cm" svg:y2="27.462cm">
          <text:p/>
        </draw:line>
        <draw:line draw:style-name="gr18" draw:text-style-name="P4" draw:layer="layout" svg:x1="15.256cm" svg:y1="26.002cm" svg:x2="15.256cm" svg:y2="27.462cm">
          <text:p/>
        </draw:line>
        <draw:frame draw:style-name="gr1" draw:text-style-name="P2" draw:layer="layout" svg:width="0.2cm" svg:height="0.4cm" svg:x="16cm" svg:y="25.652cm">
          <draw:text-box>
            <text:p text:style-name="P1"><text:span text:style-name="T1">4</text:span></text:p>
          </draw:text-box>
        </draw:frame>
        <draw:frame draw:style-name="gr1" draw:text-style-name="P2" draw:layer="layout" svg:width="0.2cm" svg:height="0.4cm" svg:x="15.2cm" svg:y="25.101cm">
          <draw:text-box>
            <text:p text:style-name="P1"><text:span text:style-name="T1">6</text:span></text:p>
          </draw:text-box>
        </draw:frame>
        <draw:frame draw:style-name="gr1" draw:text-style-name="P2" draw:layer="layout" svg:width="0.4cm" svg:height="0.4cm" svg:x="14.8cm" svg:y="24.552cm">
          <draw:text-box>
            <text:p text:style-name="P1"><text:span text:style-name="T1">11</text:span></text:p>
          </draw:text-box>
        </draw:frame>
        <draw:polygon draw:style-name="gr7" draw:text-style-name="P5" draw:layer="layout" svg:width="1.034cm" svg:height="1.999cm" svg:x="15.06cm" svg:y="23.002cm" svg:viewBox="0 0 1035 2000" draw:points="0,2000 0,0 814,0 935,60 995,180 975,700 1015,1060 1035,1540 995,1900 1015,2000">
          <text:p/>
        </draw:polygon>
        <draw:frame draw:style-name="gr1" draw:text-style-name="P2" draw:layer="layout" svg:width="0.2cm" svg:height="0.4cm" svg:x="16.3cm" svg:y="26.452cm">
          <draw:text-box>
            <text:p text:style-name="P1"><text:span text:style-name="T1">4</text:span></text:p>
          </draw:text-box>
        </draw:frame>
        <draw:line draw:style-name="gr15" draw:text-style-name="P4" draw:layer="layout" svg:x1="15.8cm" svg:y1="26.302cm" svg:x2="16.3cm" svg:y2="26.602cm">
          <text:p/>
        </draw:line>
        <draw:frame draw:style-name="gr1" draw:text-style-name="P2" draw:layer="layout" svg:width="0.4cm" svg:height="0.4cm" svg:x="11.45cm" svg:y="25.652cm">
          <draw:text-box>
            <text:p text:style-name="P1"><text:span text:style-name="T1">2,4</text:span></text:p>
          </draw:text-box>
        </draw:frame>
        <draw:frame draw:style-name="gr1" draw:text-style-name="P2" draw:layer="layout" svg:width="0.4cm" svg:height="0.4cm" svg:x="11.45cm" svg:y="26.352cm">
          <draw:text-box>
            <text:p text:style-name="P1"><text:span text:style-name="T1">4,6</text:span></text:p>
          </draw:text-box>
        </draw:frame>
        <draw:frame draw:style-name="gr1" draw:text-style-name="P2" draw:layer="layout" svg:width="0.7cm" svg:height="0.401cm" svg:x="15.2cm" svg:y="23.803cm">
          <draw:text-box>
            <text:p text:style-name="P1"><text:span text:style-name="T1">Holz</text:span></text:p>
          </draw:text-box>
        </draw:frame>
        <draw:frame draw:style-name="gr1" draw:text-style-name="P2" draw:layer="layout" svg:width="0.6cm" svg:height="0.401cm" svg:x="12.3cm" svg:y="22.704cm">
          <draw:text-box>
            <text:p text:style-name="P1"><text:span text:style-name="T1">LED</text:span></text:p>
          </draw:text-box>
        </draw:frame>
        <draw:line draw:style-name="gr15" draw:text-style-name="P4" draw:layer="layout" svg:x1="14.2cm" svg:y1="21.702cm" svg:x2="14.2cm" svg:y2="22.302cm">
          <text:p/>
        </draw:line>
        <draw:line draw:style-name="gr15" draw:text-style-name="P4" draw:layer="layout" svg:x1="14.8cm" svg:y1="21.702cm" svg:x2="14.8cm" svg:y2="22.302cm">
          <text:p/>
        </draw:line>
        <draw:line draw:style-name="gr16" draw:text-style-name="P4" draw:layer="layout" svg:x1="14.2cm" svg:y1="21.802cm" svg:x2="14.8cm" svg:y2="21.802cm">
          <text:p/>
        </draw:line>
        <draw:frame draw:style-name="gr1" draw:text-style-name="P2" draw:layer="layout" svg:width="0.2cm" svg:height="0.4cm" svg:x="14.4cm" svg:y="21.352cm">
          <draw:text-box>
            <text:p text:style-name="P1"><text:span text:style-name="T1">3</text:span></text:p>
          </draw:text-box>
        </draw:frame>
        <draw:line draw:style-name="gr15" draw:text-style-name="P4" draw:layer="layout" svg:x1="13.94cm" svg:y1="21.052cm" svg:x2="13.94cm" svg:y2="22.952cm">
          <text:p/>
        </draw:line>
        <draw:line draw:style-name="gr16" draw:text-style-name="P4" draw:layer="layout" svg:x1="13.94cm" svg:y1="21.152cm" svg:x2="15.06cm" svg:y2="21.152cm">
          <text:p/>
        </draw:line>
        <draw:line draw:style-name="gr15" draw:text-style-name="P4" draw:layer="layout" svg:x1="15.06cm" svg:y1="21.052cm" svg:x2="15.06cm" svg:y2="22.952cm">
          <text:p/>
        </draw:line>
        <draw:frame draw:style-name="gr1" draw:text-style-name="P2" draw:layer="layout" svg:width="0.4cm" svg:height="0.4cm" svg:x="14.3cm" svg:y="20.702cm">
          <draw:text-box>
            <text:p text:style-name="P1"><text:span text:style-name="T1">5,6</text:span></text:p>
          </draw:text-box>
        </draw:frame>
        <draw:line draw:style-name="gr15" draw:text-style-name="P4" draw:layer="layout" svg:x1="16.2cm" svg:y1="27.002cm" svg:x2="17.6cm" svg:y2="27.002cm">
          <text:p/>
        </draw:line>
        <draw:line draw:style-name="gr23" draw:text-style-name="P4" draw:layer="layout" svg:x1="13.5cm" svg:y1="21.802cm" svg:x2="13.5cm" svg:y2="22.202cm">
          <text:p/>
        </draw:line>
        <draw:line draw:style-name="gr13" draw:text-style-name="P4" draw:layer="layout" svg:x1="15.7cm" svg:y1="22.002cm" svg:x2="15.3cm" svg:y2="22.002cm">
          <text:p/>
        </draw:line>
        <draw:line draw:style-name="gr23" draw:text-style-name="P4" draw:layer="layout" svg:x1="13.7cm" svg:y1="22.002cm" svg:x2="13.3cm" svg:y2="22.002cm">
          <text:p/>
        </draw:line>
        <draw:line draw:style-name="gr15" draw:text-style-name="P4" draw:layer="layout" svg:x1="12cm" svg:y1="26.101cm" svg:x2="12cm" svg:y2="25.601cm">
          <text:p/>
        </draw:line>
        <draw:polyline draw:style-name="gr23" draw:text-style-name="P4" draw:layer="layout" svg:width="1.249cm" svg:height="2.699cm" svg:x="13cm" svg:y="23.401cm" svg:viewBox="0 0 1250 2700" draw:points="1250,0 1250,2200 0,2000 239,2600 239,2700">
          <text:p/>
        </draw:polyline>
        <draw:g draw:style-name="gr2">
          <draw:line draw:style-name="gr15" draw:text-style-name="P4" draw:layer="layout" svg:x1="4.25cm" svg:y1="27.5cm" svg:x2="4.25cm" svg:y2="28.2cm">
            <text:p/>
          </draw:line>
          <draw:line draw:style-name="gr16" draw:text-style-name="P4" draw:layer="layout" svg:x1="4.25cm" svg:y1="28.1cm" svg:x2="6.75cm" svg:y2="28.1cm">
            <text:p/>
          </draw:line>
          <draw:line draw:style-name="gr15" draw:text-style-name="P4" draw:layer="layout" svg:x1="6.75cm" svg:y1="27.5cm" svg:x2="6.75cm" svg:y2="28.2cm">
            <text:p/>
          </draw:line>
          <draw:frame draw:style-name="gr1" draw:text-style-name="P2" draw:layer="layout" svg:width="0.6cm" svg:height="0.4cm" svg:x="5.15cm" svg:y="27.702cm">
            <draw:text-box>
              <text:p text:style-name="P1"><text:span text:style-name="T1">12,7</text:span></text:p>
            </draw:text-box>
          </draw:frame>
        </draw:g>
        <draw:line draw:style-name="gr24" draw:text-style-name="P4" draw:layer="layout" svg:x1="8.3cm" svg:y1="23.4cm" svg:x2="8.3cm" svg:y2="25cm">
          <text:p/>
        </draw:line>
        <draw:frame draw:style-name="gr25" draw:text-style-name="P17" draw:layer="layout" svg:width="0.3cm" svg:height="0.3cm" svg:x="7.9cm" svg:y="24cm">
          <draw:text-box>
            <text:p text:style-name="P1"><text:span text:style-name="T4">(8)</text:span></text:p>
          </draw:text-box>
        </draw:frame>
        <draw:line draw:style-name="gr26" draw:text-style-name="P4" draw:layer="layout" svg:x1="6cm" svg:y1="23.4cm" svg:x2="8.4cm" svg:y2="23.4cm">
          <text:p/>
        </draw:line>
        <draw:line draw:style-name="gr24" draw:text-style-name="P4" draw:layer="layout" svg:x1="8.3cm" svg:y1="25cm" svg:x2="8.301cm" svg:y2="26.101cm">
          <text:p/>
        </draw:line>
        <draw:frame draw:style-name="gr25" draw:text-style-name="P17" draw:layer="layout" svg:width="0.401cm" svg:height="0.3cm" svg:x="7.8cm" svg:y="25.301cm">
          <draw:text-box>
            <text:p text:style-name="P1"><text:span text:style-name="T4">(5,4)</text:span></text:p>
          </draw:text-box>
        </draw:frame>
        <draw:line draw:style-name="gr26" draw:text-style-name="P4" draw:layer="layout" svg:x1="7cm" svg:y1="26.07cm" svg:x2="8.4cm" svg:y2="26.1cm">
          <text:p/>
        </draw:line>
        <draw:polyline draw:style-name="gr23" draw:text-style-name="P4" draw:layer="layout" svg:width="1.049cm" svg:height="2.699cm" svg:x="4.18cm" svg:y="23.4cm" svg:viewBox="0 0 1050 2700" draw:points="1050,0 1050,2200 0,1700 50,2200 50,2700">
          <text:p/>
        </draw:polyline>
        <draw:frame draw:style-name="gr1" draw:text-style-name="P13" draw:layer="layout" svg:width="0.256cm" svg:height="0.199cm" svg:x="3.8cm" svg:y="25.282cm">
          <draw:text-box>
            <text:p text:style-name="P1"><text:span text:style-name="T2">3,1</text:span></text:p>
          </draw:text-box>
        </draw:frame>
        <draw:rect draw:style-name="gr14" draw:text-style-name="P10" draw:layer="layout" svg:width="0.199cm" svg:height="0.199cm" svg:x="5.177cm" svg:y="23.403cm">
          <text:p/>
        </draw:rect>
        <draw:rect draw:style-name="gr7" draw:text-style-name="P5" draw:layer="layout" svg:width="3.208cm" svg:height="0.301cm" svg:x="3.892cm" svg:y="18.602cm">
          <text:p/>
        </draw:rect>
        <draw:rect draw:style-name="gr9" draw:text-style-name="P7" draw:layer="layout" svg:width="0.521cm" svg:height="0.622cm" svg:x="5.496cm" svg:y="17.681cm">
          <text:p/>
        </draw:rect>
        <draw:rect draw:style-name="gr8" draw:text-style-name="P6" draw:layer="layout" svg:width="0.202cm" svg:height="0.301cm" svg:x="5.655cm" svg:y="18.602cm">
          <text:p/>
        </draw:rect>
        <draw:g draw:style-name="gr2">
          <draw:polygon draw:style-name="gr9" draw:text-style-name="P7" draw:layer="layout" svg:width="0.28cm" svg:height="0.699cm" svg:x="5.616cm" svg:y="18.302cm" svg:viewBox="0 0 281 700" draw:points="201,700 201,300 281,300 281,0 0,0 0,300 80,300 80,700">
            <text:p/>
          </draw:polygon>
          <draw:rect draw:style-name="gr9" draw:text-style-name="P7" draw:layer="layout" svg:width="0.52cm" svg:height="0.622cm" svg:x="5.496cm" svg:y="17.681cm">
            <text:p/>
          </draw:rect>
          <draw:line draw:style-name="gr10" draw:text-style-name="P7" draw:layer="layout" svg:x1="5.757cm" svg:y1="17.602cm" svg:x2="5.757cm" svg:y2="19.062cm">
            <text:p/>
          </draw:line>
        </draw:g>
        <draw:polygon draw:style-name="gr7" draw:text-style-name="P5" draw:layer="layout" svg:width="0.934cm" svg:height="1.999cm" svg:x="4cm" svg:y="14.602cm" svg:viewBox="0 0 935 2000" draw:points="935,2000 935,0 312,0 141,60 56,180 85,700 28,1060 0,1540 56,1900 28,2000">
          <text:p/>
        </draw:polygon>
        <draw:polygon draw:style-name="gr11" draw:text-style-name="P8" draw:layer="layout" svg:width="0.761cm" svg:height="0.999cm" svg:x="5.115cm" svg:y="14.002cm" svg:viewBox="0 0 762 1000" draw:points="762,1000 762,760 682,760 682,300 678,248 666,203 648,161 622,120 597,89 561,60 525,38 486,19 444,6 396,0 360,1 307,9 261,25 232,41 190,67 161,96 140,120 117,157 97,198 86,245 80,300 80,760 0,760 0,1000">
          <text:p/>
        </draw:polygon>
        <draw:rect draw:style-name="gr12" draw:text-style-name="P9" draw:layer="layout" svg:width="0.762cm" svg:height="0.241cm" svg:x="5.115cm" svg:y="14.763cm">
          <text:p/>
        </draw:rect>
        <draw:polyline draw:style-name="gr13" draw:text-style-name="P4" draw:layer="layout" svg:width="1.099cm" svg:height="2.699cm" svg:x="5.75cm" svg:y="15cm" svg:viewBox="0 0 1100 2700" draw:points="0,0 0,1800 1100,2100 1100,2200 0,2500 0,2700">
          <text:p/>
        </draw:polyline>
        <draw:rect draw:style-name="gr14" draw:text-style-name="P10" draw:layer="layout" svg:width="0.199cm" svg:height="0.199cm" svg:x="5.618cm" svg:y="15.004cm">
          <text:p/>
        </draw:rect>
        <draw:line draw:style-name="gr15" draw:text-style-name="P4" draw:layer="layout" svg:x1="6.9cm" svg:y1="14.6cm" svg:x2="8.2cm" svg:y2="14.6cm">
          <text:p/>
        </draw:line>
        <draw:line draw:style-name="gr15" draw:text-style-name="P4" draw:layer="layout" svg:x1="5.9cm" svg:y1="14cm" svg:x2="8.2cm" svg:y2="14cm">
          <text:p/>
        </draw:line>
        <draw:line draw:style-name="gr16" draw:text-style-name="P4" draw:layer="layout" svg:x1="8.1cm" svg:y1="14cm" svg:x2="8.1cm" svg:y2="14.6cm">
          <text:p/>
        </draw:line>
        <draw:frame draw:style-name="gr17" draw:text-style-name="P2" draw:layer="layout" svg:width="0.137cm" svg:height="0.199cm" svg:x="7.961cm" svg:y="14.203cm">
          <draw:text-box>
            <text:p text:style-name="P1"><text:span text:style-name="T1">3</text:span></text:p>
          </draw:text-box>
        </draw:frame>
        <draw:line draw:style-name="gr16" draw:text-style-name="P4" draw:layer="layout" svg:x1="8.1cm" svg:y1="14.6cm" svg:x2="8.1cm" svg:y2="16.6cm">
          <text:p/>
        </draw:line>
        <draw:line draw:style-name="gr15" draw:text-style-name="P4" draw:layer="layout" svg:x1="6.1cm" svg:y1="18.602cm" svg:x2="6.9cm" svg:y2="18.602cm">
          <text:p/>
        </draw:line>
        <draw:line draw:style-name="gr16" draw:text-style-name="P4" draw:layer="layout" svg:x1="8.1cm" svg:y1="16.6cm" svg:x2="8.1cm" svg:y2="18.6cm">
          <text:p/>
        </draw:line>
        <draw:frame draw:style-name="gr1" draw:text-style-name="P2" draw:layer="layout" svg:width="1.282cm" svg:height="0.401cm" svg:x="7.218cm" svg:y="18.602cm">
          <draw:text-box>
            <text:p text:style-name="P1"><text:span text:style-name="T1">Platine</text:span></text:p>
          </draw:text-box>
        </draw:frame>
        <draw:line draw:style-name="gr18" draw:text-style-name="P4" draw:layer="layout" svg:x1="5.496cm" svg:y1="13.862cm" svg:x2="5.496cm" svg:y2="19.062cm">
          <text:p/>
        </draw:line>
        <draw:polygon draw:style-name="gr19" draw:text-style-name="P11" draw:layer="layout" svg:width="0.42cm" svg:height="1.999cm" svg:x="4.774cm" svg:y="14.002cm" svg:viewBox="0 0 421 2000" draw:points="321,2000 321,760 421,760 421,0 381,0 0,600 160,600 160,2000 160,2000">
          <text:p/>
        </draw:polygon>
        <draw:polygon draw:style-name="gr19" draw:text-style-name="P11" draw:layer="layout" svg:width="0.42cm" svg:height="1.999cm" svg:x="5.797cm" svg:y="14.002cm" svg:viewBox="0 0 421 2000" draw:points="100,2000 100,760 0,760 0,0 40,0 421,600 261,600 261,2000">
          <text:p/>
        </draw:polygon>
        <draw:line draw:style-name="gr15" draw:text-style-name="P4" draw:layer="layout" svg:x1="2.4cm" svg:y1="18.601cm" svg:x2="3.8cm" svg:y2="18.602cm">
          <text:p/>
        </draw:line>
        <draw:line draw:style-name="gr16" draw:text-style-name="P4" draw:layer="layout" svg:x1="2.491cm" svg:y1="17.682cm" svg:x2="2.491cm" svg:y2="18.602cm">
          <text:p/>
        </draw:line>
        <draw:frame draw:style-name="gr17" draw:text-style-name="P2" draw:layer="layout" svg:width="0.241cm" svg:height="0.199cm" svg:x="2.23cm" svg:y="18.042cm">
          <draw:text-box>
            <text:p text:style-name="P1"><text:span text:style-name="T1">4,6</text:span></text:p>
          </draw:text-box>
        </draw:frame>
        <draw:line draw:style-name="gr15" draw:text-style-name="P4" draw:layer="layout" svg:x1="2.4cm" svg:y1="17.67cm" svg:x2="3.6cm" svg:y2="17.67cm">
          <text:p/>
        </draw:line>
        <draw:line draw:style-name="gr15" draw:text-style-name="P4" draw:layer="layout" svg:x1="2.4cm" svg:y1="15.001cm" svg:x2="5.1cm" svg:y2="15.002cm">
          <text:p/>
        </draw:line>
        <draw:line draw:style-name="gr15" draw:text-style-name="P4" draw:layer="layout" svg:x1="2.4cm" svg:y1="14.001cm" svg:x2="5.1cm" svg:y2="14.002cm">
          <text:p/>
        </draw:line>
        <draw:line draw:style-name="gr16" draw:text-style-name="P4" draw:layer="layout" svg:x1="2.491cm" svg:y1="14.002cm" svg:x2="2.491cm" svg:y2="15.002cm">
          <text:p/>
        </draw:line>
        <draw:frame draw:style-name="gr17" draw:text-style-name="P2" draw:layer="layout" svg:width="0.241cm" svg:height="0.201cm" svg:x="2.23cm" svg:y="17.221cm">
          <draw:text-box>
            <text:p text:style-name="P1"><text:span text:style-name="T1">3,4</text:span></text:p>
          </draw:text-box>
        </draw:frame>
        <draw:line draw:style-name="gr15" draw:text-style-name="P4" draw:layer="layout" svg:x1="2.4cm" svg:y1="16.601cm" svg:x2="4cm" svg:y2="16.6cm">
          <text:p/>
        </draw:line>
        <draw:line draw:style-name="gr16" draw:text-style-name="P4" draw:layer="layout" svg:x1="2.491cm" svg:y1="15.002cm" svg:x2="2.5cm" svg:y2="16.6cm">
          <text:p/>
        </draw:line>
        <draw:rect draw:style-name="gr8" draw:text-style-name="P6" draw:layer="layout" svg:width="0.202cm" svg:height="0.301cm" svg:x="5.131cm" svg:y="18.602cm">
          <text:p/>
        </draw:rect>
        <draw:g draw:style-name="gr2">
          <draw:polygon draw:style-name="gr9" draw:text-style-name="P7" draw:layer="layout" svg:width="0.28cm" svg:height="0.699cm" svg:x="5.092cm" svg:y="18.302cm" svg:viewBox="0 0 281 700" draw:points="201,700 201,300 281,300 281,0 0,0 0,300 80,300 80,700">
            <text:p/>
          </draw:polygon>
          <draw:rect draw:style-name="gr9" draw:text-style-name="P7" draw:layer="layout" svg:width="0.523cm" svg:height="0.622cm" svg:x="4.972cm" svg:y="17.681cm">
            <text:p/>
          </draw:rect>
          <draw:line draw:style-name="gr10" draw:text-style-name="P7" draw:layer="layout" svg:x1="5.233cm" svg:y1="17.602cm" svg:x2="5.233cm" svg:y2="19.062cm">
            <text:p/>
          </draw:line>
        </draw:g>
        <draw:polygon draw:style-name="gr21" draw:text-style-name="P14" draw:layer="layout" svg:width="0.22cm" svg:height="0.399cm" svg:x="5.175cm" svg:y="14.602cm" svg:viewBox="0 0 221 400" draw:points="201,400 221,380 221,200 80,120 80,0 40,0 40,280 0,340 0,400">
          <text:p/>
        </draw:polygon>
        <draw:polygon draw:style-name="gr21" draw:text-style-name="P14" draw:layer="layout" svg:width="0.5cm" svg:height="0.399cm" svg:x="5.296cm" svg:y="14.602cm" svg:viewBox="0 0 501 400" draw:points="481,400 501,380 501,340 461,260 461,180 481,120 481,0 381,0 341,20 140,20 80,0 0,0 0,80 321,240 321,400">
          <text:p/>
        </draw:polygon>
        <draw:line draw:style-name="gr22" draw:text-style-name="P15" draw:layer="layout" svg:x1="5.23cm" svg:y1="17.682cm" svg:x2="5.23cm" svg:y2="18.482cm">
          <text:p/>
        </draw:line>
        <draw:line draw:style-name="gr16" draw:text-style-name="P4" draw:layer="layout" svg:x1="3.491cm" svg:y1="17.682cm" svg:x2="3.491cm" svg:y2="18.482cm">
          <text:p/>
        </draw:line>
        <draw:line draw:style-name="gr15" draw:text-style-name="P4" draw:layer="layout" svg:x1="3.4cm" svg:y1="18.48cm" svg:x2="5.05cm" svg:y2="18.48cm">
          <text:p/>
        </draw:line>
        <draw:frame draw:style-name="gr1" draw:text-style-name="P16" draw:layer="layout" svg:width="0.117cm" svg:height="0.199cm" svg:x="3.25cm" svg:y="17.979cm">
          <draw:text-box>
            <text:p text:style-name="P1"><text:span text:style-name="T3">4</text:span></text:p>
          </draw:text-box>
        </draw:frame>
        <draw:line draw:style-name="gr22" draw:text-style-name="P15" draw:layer="layout" svg:x1="5.76cm" svg:y1="17.682cm" svg:x2="5.76cm" svg:y2="18.482cm">
          <text:p/>
        </draw:line>
        <draw:frame draw:style-name="gr1" draw:text-style-name="P2" draw:layer="layout" svg:width="0.2cm" svg:height="0.4cm" svg:x="8.3cm" svg:y="14.152cm">
          <draw:text-box>
            <text:p text:style-name="P1"><text:span text:style-name="T1">3</text:span></text:p>
          </draw:text-box>
        </draw:frame>
        <draw:frame draw:style-name="gr1" draw:text-style-name="P2" draw:layer="layout" svg:width="0.2cm" svg:height="0.4cm" svg:x="2.1cm" svg:y="14.302cm">
          <draw:text-box>
            <text:p text:style-name="P1"><text:span text:style-name="T1">5</text:span></text:p>
          </draw:text-box>
        </draw:frame>
        <draw:frame draw:style-name="gr1" draw:text-style-name="P2" draw:layer="layout" svg:width="0.4cm" svg:height="0.4cm" svg:x="8.2cm" svg:y="15.352cm">
          <draw:text-box>
            <text:p text:style-name="P1"><text:span text:style-name="T1">10</text:span></text:p>
          </draw:text-box>
        </draw:frame>
        <draw:frame draw:style-name="gr1" draw:text-style-name="P2" draw:layer="layout" svg:width="0.4cm" svg:height="0.4cm" svg:x="8.2cm" svg:y="17.352cm">
          <draw:text-box>
            <text:p text:style-name="P1"><text:span text:style-name="T1">10</text:span></text:p>
          </draw:text-box>
        </draw:frame>
        <draw:line draw:style-name="gr18" draw:text-style-name="P4" draw:layer="layout" svg:x1="5.756cm" svg:y1="17.602cm" svg:x2="5.756cm" svg:y2="19.062cm">
          <text:p/>
        </draw:line>
        <draw:frame draw:style-name="gr1" draw:text-style-name="P2" draw:layer="layout" svg:width="0.2cm" svg:height="0.4cm" svg:x="6.5cm" svg:y="16.601cm">
          <draw:text-box>
            <text:p text:style-name="P1"><text:span text:style-name="T1">6</text:span></text:p>
          </draw:text-box>
        </draw:frame>
        <draw:frame draw:style-name="gr1" draw:text-style-name="P2" draw:layer="layout" svg:width="0.2cm" svg:height="0.4cm" svg:x="5.85cm" svg:y="16.15cm">
          <draw:text-box>
            <text:p text:style-name="P1"><text:span text:style-name="T1">9</text:span></text:p>
          </draw:text-box>
        </draw:frame>
        <draw:polygon draw:style-name="gr7" draw:text-style-name="P5" draw:layer="layout" svg:width="1.034cm" svg:height="1.999cm" svg:x="6.06cm" svg:y="14.602cm" svg:viewBox="0 0 1035 2000" draw:points="0,2000 0,0 814,0 935,60 995,180 975,700 1015,1060 1035,1540 995,1900 1015,2000">
          <text:p/>
        </draw:polygon>
        <draw:line draw:style-name="gr15" draw:text-style-name="P4" draw:layer="layout" svg:x1="5.8cm" svg:y1="17.6cm" svg:x2="6.45cm" svg:y2="17.9cm">
          <text:p/>
        </draw:line>
        <draw:frame draw:style-name="gr1" draw:text-style-name="P2" draw:layer="layout" svg:width="0.4cm" svg:height="0.4cm" svg:x="1.95cm" svg:y="16.852cm">
          <draw:text-box>
            <text:p text:style-name="P1"><text:span text:style-name="T1">5,4</text:span></text:p>
          </draw:text-box>
        </draw:frame>
        <draw:frame draw:style-name="gr1" draw:text-style-name="P2" draw:layer="layout" svg:width="0.4cm" svg:height="0.4cm" svg:x="1.95cm" svg:y="17.952cm">
          <draw:text-box>
            <text:p text:style-name="P1"><text:span text:style-name="T1">4,6</text:span></text:p>
          </draw:text-box>
        </draw:frame>
        <draw:frame draw:style-name="gr1" draw:text-style-name="P2" draw:layer="layout" svg:width="0.7cm" svg:height="0.401cm" svg:x="6.2cm" svg:y="15.403cm">
          <draw:text-box>
            <text:p text:style-name="P1"><text:span text:style-name="T1">Holz</text:span></text:p>
          </draw:text-box>
        </draw:frame>
        <draw:frame draw:style-name="gr1" draw:text-style-name="P2" draw:layer="layout" svg:width="0.6cm" svg:height="0.401cm" svg:x="3.3cm" svg:y="14.304cm">
          <draw:text-box>
            <text:p text:style-name="P1"><text:span text:style-name="T1">LED</text:span></text:p>
          </draw:text-box>
        </draw:frame>
        <draw:line draw:style-name="gr15" draw:text-style-name="P4" draw:layer="layout" svg:x1="5.2cm" svg:y1="13.302cm" svg:x2="5.2cm" svg:y2="13.902cm">
          <text:p/>
        </draw:line>
        <draw:line draw:style-name="gr15" draw:text-style-name="P4" draw:layer="layout" svg:x1="5.8cm" svg:y1="13.302cm" svg:x2="5.8cm" svg:y2="13.902cm">
          <text:p/>
        </draw:line>
        <draw:line draw:style-name="gr16" draw:text-style-name="P4" draw:layer="layout" svg:x1="5.2cm" svg:y1="13.402cm" svg:x2="5.8cm" svg:y2="13.402cm">
          <text:p/>
        </draw:line>
        <draw:frame draw:style-name="gr1" draw:text-style-name="P2" draw:layer="layout" svg:width="0.2cm" svg:height="0.4cm" svg:x="5.4cm" svg:y="12.952cm">
          <draw:text-box>
            <text:p text:style-name="P1"><text:span text:style-name="T1">3</text:span></text:p>
          </draw:text-box>
        </draw:frame>
        <draw:line draw:style-name="gr15" draw:text-style-name="P4" draw:layer="layout" svg:x1="4.94cm" svg:y1="12.652cm" svg:x2="4.94cm" svg:y2="14.552cm">
          <text:p/>
        </draw:line>
        <draw:line draw:style-name="gr16" draw:text-style-name="P4" draw:layer="layout" svg:x1="4.94cm" svg:y1="12.752cm" svg:x2="6.06cm" svg:y2="12.752cm">
          <text:p/>
        </draw:line>
        <draw:line draw:style-name="gr15" draw:text-style-name="P4" draw:layer="layout" svg:x1="6.06cm" svg:y1="12.652cm" svg:x2="6.06cm" svg:y2="14.552cm">
          <text:p/>
        </draw:line>
        <draw:frame draw:style-name="gr1" draw:text-style-name="P2" draw:layer="layout" svg:width="0.4cm" svg:height="0.4cm" svg:x="5.3cm" svg:y="12.302cm">
          <draw:text-box>
            <text:p text:style-name="P1"><text:span text:style-name="T1">5,6</text:span></text:p>
          </draw:text-box>
        </draw:frame>
        <draw:line draw:style-name="gr15" draw:text-style-name="P4" draw:layer="layout" svg:x1="7.2cm" svg:y1="18.602cm" svg:x2="8.2cm" svg:y2="18.6cm">
          <text:p/>
        </draw:line>
        <draw:line draw:style-name="gr23" draw:text-style-name="P4" draw:layer="layout" svg:x1="4.5cm" svg:y1="13.402cm" svg:x2="4.5cm" svg:y2="13.802cm">
          <text:p/>
        </draw:line>
        <draw:line draw:style-name="gr13" draw:text-style-name="P4" draw:layer="layout" svg:x1="6.7cm" svg:y1="13.602cm" svg:x2="6.3cm" svg:y2="13.602cm">
          <text:p/>
        </draw:line>
        <draw:line draw:style-name="gr23" draw:text-style-name="P4" draw:layer="layout" svg:x1="4.7cm" svg:y1="13.602cm" svg:x2="4.3cm" svg:y2="13.602cm">
          <text:p/>
        </draw:line>
        <draw:line draw:style-name="gr15" draw:text-style-name="P4" draw:layer="layout" svg:x1="5.25cm" svg:y1="19.101cm" svg:x2="5.25cm" svg:y2="19.601cm">
          <text:p/>
        </draw:line>
        <draw:line draw:style-name="gr27" draw:text-style-name="P4" draw:layer="layout" svg:x1="4.7cm" svg:y1="19.5cm" svg:x2="5.25cm" svg:y2="19.501cm">
          <text:p/>
        </draw:line>
        <draw:line draw:style-name="gr15" draw:text-style-name="P4" draw:layer="layout" svg:x1="5.75cm" svg:y1="19.101cm" svg:x2="5.75cm" svg:y2="19.601cm">
          <text:p/>
        </draw:line>
        <draw:frame draw:style-name="gr1" draw:text-style-name="P2" draw:layer="layout" svg:width="0.6cm" svg:height="0.4cm" svg:x="6.15cm" svg:y="19.103cm">
          <draw:text-box>
            <text:p text:style-name="P1"><text:span text:style-name="T1">2,54</text:span></text:p>
          </draw:text-box>
        </draw:frame>
        <draw:rect draw:style-name="gr14" draw:text-style-name="P10" draw:layer="layout" svg:width="0.199cm" svg:height="0.199cm" svg:x="5.177cm" svg:y="15.004cm">
          <text:p/>
        </draw:rect>
        <draw:frame draw:style-name="gr1" draw:text-style-name="P2" draw:layer="layout" svg:width="0.2cm" svg:height="0.4cm" svg:x="6.5cm" svg:y="17.301cm">
          <draw:text-box>
            <text:p text:style-name="P1"><text:span text:style-name="T1">6</text:span></text:p>
          </draw:text-box>
        </draw:frame>
        <draw:frame draw:style-name="gr1" draw:text-style-name="P2" draw:layer="layout" svg:width="0.2cm" svg:height="0.4cm" svg:x="6.5cm" svg:y="18.152cm">
          <draw:text-box>
            <text:p text:style-name="P1"><text:span text:style-name="T1">4</text:span></text:p>
          </draw:text-box>
        </draw:frame>
        <draw:frame draw:style-name="gr1" draw:text-style-name="P2" draw:layer="layout" svg:width="0.2cm" svg:height="0.4cm" svg:x="6.5cm" svg:y="17.752cm">
          <draw:text-box>
            <text:p text:style-name="P1"><text:span text:style-name="T1">1</text:span></text:p>
          </draw:text-box>
        </draw:frame>
        <draw:line draw:style-name="gr15" draw:text-style-name="P4" draw:layer="layout" svg:x1="5.8cm" svg:y1="18cm" svg:x2="6.45cm" svg:y2="18.3cm">
          <text:p/>
        </draw:line>
        <draw:line draw:style-name="gr27" draw:text-style-name="P4" draw:layer="layout" svg:x1="6.8cm" svg:y1="19.5cm" svg:x2="5.75cm" svg:y2="19.502cm">
          <text:p/>
        </draw:line>
        <draw:line draw:style-name="gr15" draw:text-style-name="P4" draw:layer="layout" svg:x1="5cm" svg:y1="19.5cm" svg:x2="5.9cm" svg:y2="19.5cm">
          <text:p/>
        </draw:line>
        <draw:polyline draw:style-name="gr23" draw:text-style-name="P4" draw:layer="layout" svg:width="1.099cm" svg:height="2.699cm" svg:x="4.15cm" svg:y="15cm" svg:viewBox="0 0 1100 2700" draw:points="1100,0 1100,1800 0,2100 0,2200 1100,2500 1100,2700">
          <text:p/>
        </draw:polyline>
        <draw:line draw:style-name="gr16" draw:text-style-name="P4" draw:layer="layout" svg:x1="2.491cm" svg:y1="16.582cm" svg:x2="2.5cm" svg:y2="17.7cm">
          <text:p/>
        </draw:line>
        <draw:frame draw:style-name="gr1" draw:text-style-name="P2" draw:layer="layout" svg:width="0.2cm" svg:height="0.4cm" svg:x="2.1cm" svg:y="15.602cm">
          <draw:text-box>
            <text:p text:style-name="P1"><text:span text:style-name="T1">8</text:span></text:p>
          </draw:text-box>
        </draw:frame>
        <draw:line draw:style-name="gr15" draw:text-style-name="P4" draw:layer="layout" svg:x1="7.1cm" svg:y1="16.6cm" svg:x2="8.2cm" svg:y2="16.6cm">
          <text:p/>
        </draw:line>
        <draw:line draw:style-name="gr15" draw:text-style-name="P4" draw:layer="layout" svg:x1="3.4cm" svg:y1="17.5cm" svg:x2="5.2cm" svg:y2="17.5cm">
          <text:p/>
        </draw:line>
        <draw:line draw:style-name="gr15" draw:text-style-name="P4" draw:layer="layout" svg:x1="3.4cm" svg:y1="16.8cm" svg:x2="5.2cm" svg:y2="16.8cm">
          <text:p/>
        </draw:line>
        <draw:line draw:style-name="gr27" draw:text-style-name="P4" draw:layer="layout" svg:x1="3.5cm" svg:y1="16.1cm" svg:x2="3.5cm" svg:y2="16.6cm">
          <text:p/>
        </draw:line>
        <draw:line draw:style-name="gr16" draw:text-style-name="P4" draw:layer="layout" svg:x1="3.5cm" svg:y1="16.8cm" svg:x2="3.5cm" svg:y2="17.5cm">
          <text:p/>
        </draw:line>
        <draw:line draw:style-name="gr15" draw:text-style-name="P4" draw:layer="layout" svg:x1="3.5cm" svg:y1="16.4cm" svg:x2="3.5cm" svg:y2="17cm">
          <text:p/>
        </draw:line>
        <draw:line draw:style-name="gr15" draw:text-style-name="P4" draw:layer="layout" svg:x1="3.5cm" svg:y1="17.3cm" svg:x2="3.5cm" svg:y2="17.7cm">
          <text:p/>
        </draw:line>
        <draw:frame draw:style-name="gr1" draw:text-style-name="P16" draw:layer="layout" svg:width="0.117cm" svg:height="0.199cm" svg:x="3.251cm" svg:y="17.48cm">
          <draw:text-box>
            <text:p text:style-name="P1"><text:span text:style-name="T3">1</text:span></text:p>
          </draw:text-box>
        </draw:frame>
        <draw:frame draw:style-name="gr1" draw:text-style-name="P16" draw:layer="layout" svg:width="0.117cm" svg:height="0.199cm" svg:x="3.25cm" svg:y="16.65cm">
          <draw:text-box>
            <text:p text:style-name="P1"><text:span text:style-name="T3">1</text:span></text:p>
          </draw:text-box>
        </draw:frame>
        <draw:frame draw:style-name="gr1" draw:text-style-name="P16" draw:layer="layout" svg:width="0.249cm" svg:height="0.199cm" svg:x="3.151cm" svg:y="17.08cm">
          <draw:text-box>
            <text:p text:style-name="P1"><text:span text:style-name="T3">3,4</text:span></text:p>
          </draw:text-box>
        </draw:frame>
        <draw:rect draw:style-name="gr7" draw:text-style-name="P5" draw:layer="layout" svg:width="3.508cm" svg:height="0.301cm" svg:x="4.392cm" svg:y="9.803cm">
          <text:p/>
        </draw:rect>
        <draw:rect draw:style-name="gr9" draw:text-style-name="P7" draw:layer="layout" svg:width="0.521cm" svg:height="0.622cm" svg:x="5.996cm" svg:y="8.882cm">
          <text:p/>
        </draw:rect>
        <draw:rect draw:style-name="gr8" draw:text-style-name="P6" draw:layer="layout" svg:width="0.202cm" svg:height="0.301cm" svg:x="6.155cm" svg:y="9.803cm">
          <text:p/>
        </draw:rect>
        <draw:g draw:style-name="gr2">
          <draw:polygon draw:style-name="gr9" draw:text-style-name="P7" draw:layer="layout" svg:width="0.28cm" svg:height="0.699cm" svg:x="6.116cm" svg:y="9.503cm" svg:viewBox="0 0 281 700" draw:points="201,700 201,300 281,300 281,0 0,0 0,300 80,300 80,700">
            <text:p/>
          </draw:polygon>
          <draw:rect draw:style-name="gr9" draw:text-style-name="P7" draw:layer="layout" svg:width="0.52cm" svg:height="0.622cm" svg:x="5.996cm" svg:y="8.882cm">
            <text:p/>
          </draw:rect>
          <draw:line draw:style-name="gr10" draw:text-style-name="P7" draw:layer="layout" svg:x1="6.257cm" svg:y1="8.803cm" svg:x2="6.257cm" svg:y2="10.263cm">
            <text:p/>
          </draw:line>
        </draw:g>
        <draw:polygon draw:style-name="gr7" draw:text-style-name="P5" draw:layer="layout" svg:width="0.934cm" svg:height="2.002cm" svg:x="4.5cm" svg:y="5cm" svg:viewBox="0 0 935 2003" draw:points="935,2003 935,3 0,0 56,183 85,703 28,1063 0,1543 56,1903 28,2003">
          <text:p/>
        </draw:polygon>
        <draw:polygon draw:style-name="gr11" draw:text-style-name="P8" draw:layer="layout" svg:width="0.761cm" svg:height="0.999cm" svg:x="5.615cm" svg:y="4.403cm" svg:viewBox="0 0 762 1000" draw:points="762,1000 762,760 682,760 682,300 678,248 666,203 648,161 622,120 597,89 561,60 525,38 486,19 444,6 396,0 360,1 307,9 261,25 232,41 190,67 161,96 140,120 117,157 97,198 86,245 80,300 80,760 0,760 0,1000">
          <text:p/>
        </draw:polygon>
        <draw:rect draw:style-name="gr12" draw:text-style-name="P9" draw:layer="layout" svg:width="0.762cm" svg:height="0.241cm" svg:x="5.615cm" svg:y="5.164cm">
          <text:p/>
        </draw:rect>
        <draw:rect draw:style-name="gr14" draw:text-style-name="P10" draw:layer="layout" svg:width="0.199cm" svg:height="0.199cm" svg:x="6.118cm" svg:y="5.405cm">
          <text:p/>
        </draw:rect>
        <draw:line draw:style-name="gr15" draw:text-style-name="P4" draw:layer="layout" svg:x1="8cm" svg:y1="5cm" svg:x2="9.7cm" svg:y2="5cm">
          <text:p/>
        </draw:line>
        <draw:line draw:style-name="gr15" draw:text-style-name="P4" draw:layer="layout" svg:x1="6.4cm" svg:y1="4.401cm" svg:x2="9.7cm" svg:y2="4.4cm">
          <text:p/>
        </draw:line>
        <draw:line draw:style-name="gr16" draw:text-style-name="P4" draw:layer="layout" svg:x1="9.6cm" svg:y1="4.401cm" svg:x2="9.6cm" svg:y2="5.001cm">
          <text:p/>
        </draw:line>
        <draw:frame draw:style-name="gr17" draw:text-style-name="P2" draw:layer="layout" svg:width="0.137cm" svg:height="0.199cm" svg:x="9.461cm" svg:y="4.604cm">
          <draw:text-box>
            <text:p text:style-name="P1"><text:span text:style-name="T1">3</text:span></text:p>
          </draw:text-box>
        </draw:frame>
        <draw:line draw:style-name="gr16" draw:text-style-name="P4" draw:layer="layout" svg:x1="9.6cm" svg:y1="5.001cm" svg:x2="9.6cm" svg:y2="7.001cm">
          <text:p/>
        </draw:line>
        <draw:line draw:style-name="gr16" draw:text-style-name="P4" draw:layer="layout" svg:x1="9.6cm" svg:y1="7.001cm" svg:x2="9.6cm" svg:y2="9.8cm">
          <text:p/>
        </draw:line>
        <draw:frame draw:style-name="gr1" draw:text-style-name="P2" draw:layer="layout" svg:width="1.282cm" svg:height="0.401cm" svg:x="8.018cm" svg:y="9.803cm">
          <draw:text-box>
            <text:p text:style-name="P1"><text:span text:style-name="T1">Platine</text:span></text:p>
          </draw:text-box>
        </draw:frame>
        <draw:polygon draw:style-name="gr19" draw:text-style-name="P11" draw:layer="layout" svg:width="0.42cm" svg:height="1.999cm" svg:x="5.274cm" svg:y="4.403cm" svg:viewBox="0 0 421 2000" draw:points="321,2000 321,760 421,760 421,0 381,0 0,600 160,600 160,2000 160,2000">
          <text:p/>
        </draw:polygon>
        <draw:polygon draw:style-name="gr19" draw:text-style-name="P11" draw:layer="layout" svg:width="0.42cm" svg:height="1.999cm" svg:x="6.297cm" svg:y="4.403cm" svg:viewBox="0 0 421 2000" draw:points="100,2000 100,760 0,760 0,0 40,0 421,600 261,600 261,2000">
          <text:p/>
        </draw:polygon>
        <draw:line draw:style-name="gr15" draw:text-style-name="P4" draw:layer="layout" svg:x1="2.9cm" svg:y1="9.802cm" svg:x2="4.3cm" svg:y2="9.803cm">
          <text:p/>
        </draw:line>
        <draw:line draw:style-name="gr16" draw:text-style-name="P4" draw:layer="layout" svg:x1="2.991cm" svg:y1="8.883cm" svg:x2="2.991cm" svg:y2="9.803cm">
          <text:p/>
        </draw:line>
        <draw:frame draw:style-name="gr17" draw:text-style-name="P2" draw:layer="layout" svg:width="0.241cm" svg:height="0.199cm" svg:x="2.73cm" svg:y="9.243cm">
          <draw:text-box>
            <text:p text:style-name="P1"><text:span text:style-name="T1">4,6</text:span></text:p>
          </draw:text-box>
        </draw:frame>
        <draw:line draw:style-name="gr15" draw:text-style-name="P4" draw:layer="layout" svg:x1="2.9cm" svg:y1="8.871cm" svg:x2="4.1cm" svg:y2="8.871cm">
          <text:p/>
        </draw:line>
        <draw:line draw:style-name="gr15" draw:text-style-name="P4" draw:layer="layout" svg:x1="2.9cm" svg:y1="5.402cm" svg:x2="5.6cm" svg:y2="5.403cm">
          <text:p/>
        </draw:line>
        <draw:line draw:style-name="gr15" draw:text-style-name="P4" draw:layer="layout" svg:x1="2.9cm" svg:y1="4.402cm" svg:x2="5.6cm" svg:y2="4.403cm">
          <text:p/>
        </draw:line>
        <draw:line draw:style-name="gr16" draw:text-style-name="P4" draw:layer="layout" svg:x1="2.991cm" svg:y1="4.403cm" svg:x2="2.991cm" svg:y2="5.403cm">
          <text:p/>
        </draw:line>
        <draw:frame draw:style-name="gr17" draw:text-style-name="P2" draw:layer="layout" svg:width="0.241cm" svg:height="0.201cm" svg:x="2.73cm" svg:y="7.622cm">
          <draw:text-box>
            <text:p text:style-name="P1"><text:span text:style-name="T1">3,4</text:span></text:p>
          </draw:text-box>
        </draw:frame>
        <draw:line draw:style-name="gr15" draw:text-style-name="P4" draw:layer="layout" svg:x1="2.9cm" svg:y1="7.002cm" svg:x2="4.5cm" svg:y2="7.001cm">
          <text:p/>
        </draw:line>
        <draw:line draw:style-name="gr16" draw:text-style-name="P4" draw:layer="layout" svg:x1="2.991cm" svg:y1="5.403cm" svg:x2="3cm" svg:y2="7.001cm">
          <text:p/>
        </draw:line>
        <draw:rect draw:style-name="gr8" draw:text-style-name="P6" draw:layer="layout" svg:width="0.202cm" svg:height="0.301cm" svg:x="5.631cm" svg:y="9.803cm">
          <text:p/>
        </draw:rect>
        <draw:g draw:style-name="gr2">
          <draw:polygon draw:style-name="gr9" draw:text-style-name="P7" draw:layer="layout" svg:width="0.28cm" svg:height="0.699cm" svg:x="5.592cm" svg:y="9.503cm" svg:viewBox="0 0 281 700" draw:points="201,700 201,300 281,300 281,0 0,0 0,300 80,300 80,700">
            <text:p/>
          </draw:polygon>
          <draw:rect draw:style-name="gr9" draw:text-style-name="P7" draw:layer="layout" svg:width="0.523cm" svg:height="0.622cm" svg:x="5.472cm" svg:y="8.882cm">
            <text:p/>
          </draw:rect>
          <draw:line draw:style-name="gr10" draw:text-style-name="P7" draw:layer="layout" svg:x1="5.733cm" svg:y1="8.803cm" svg:x2="5.733cm" svg:y2="10.263cm">
            <text:p/>
          </draw:line>
        </draw:g>
        <draw:polygon draw:style-name="gr21" draw:text-style-name="P14" draw:layer="layout" svg:width="0.22cm" svg:height="0.399cm" svg:x="5.675cm" svg:y="5.003cm" svg:viewBox="0 0 221 400" draw:points="201,400 221,380 221,200 80,120 80,0 40,0 40,280 0,340 0,400">
          <text:p/>
        </draw:polygon>
        <draw:line draw:style-name="gr22" draw:text-style-name="P15" draw:layer="layout" svg:x1="5.73cm" svg:y1="8.883cm" svg:x2="5.73cm" svg:y2="9.683cm">
          <text:p/>
        </draw:line>
        <draw:line draw:style-name="gr16" draw:text-style-name="P4" draw:layer="layout" svg:x1="3.991cm" svg:y1="8.883cm" svg:x2="3.991cm" svg:y2="9.683cm">
          <text:p/>
        </draw:line>
        <draw:line draw:style-name="gr15" draw:text-style-name="P4" draw:layer="layout" svg:x1="3.9cm" svg:y1="9.681cm" svg:x2="5.55cm" svg:y2="9.681cm">
          <text:p/>
        </draw:line>
        <draw:frame draw:style-name="gr1" draw:text-style-name="P16" draw:layer="layout" svg:width="0.117cm" svg:height="0.199cm" svg:x="3.75cm" svg:y="9.18cm">
          <draw:text-box>
            <text:p text:style-name="P1"><text:span text:style-name="T3">4</text:span></text:p>
          </draw:text-box>
        </draw:frame>
        <draw:line draw:style-name="gr22" draw:text-style-name="P15" draw:layer="layout" svg:x1="6.26cm" svg:y1="8.883cm" svg:x2="6.26cm" svg:y2="9.683cm">
          <text:p/>
        </draw:line>
        <draw:frame draw:style-name="gr1" draw:text-style-name="P2" draw:layer="layout" svg:width="0.2cm" svg:height="0.4cm" svg:x="9.8cm" svg:y="4.553cm">
          <draw:text-box>
            <text:p text:style-name="P1"><text:span text:style-name="T1">3</text:span></text:p>
          </draw:text-box>
        </draw:frame>
        <draw:frame draw:style-name="gr1" draw:text-style-name="P2" draw:layer="layout" svg:width="0.2cm" svg:height="0.4cm" svg:x="2.6cm" svg:y="4.703cm">
          <draw:text-box>
            <text:p text:style-name="P1"><text:span text:style-name="T1">5</text:span></text:p>
          </draw:text-box>
        </draw:frame>
        <draw:frame draw:style-name="gr1" draw:text-style-name="P2" draw:layer="layout" svg:width="0.4cm" svg:height="0.4cm" svg:x="9.7cm" svg:y="5.753cm">
          <draw:text-box>
            <text:p text:style-name="P1"><text:span text:style-name="T1">10</text:span></text:p>
          </draw:text-box>
        </draw:frame>
        <draw:frame draw:style-name="gr1" draw:text-style-name="P2" draw:layer="layout" svg:width="0.4cm" svg:height="0.4cm" svg:x="9.7cm" svg:y="8.053cm">
          <draw:text-box>
            <text:p text:style-name="P1"><text:span text:style-name="T1">14</text:span></text:p>
          </draw:text-box>
        </draw:frame>
        <draw:line draw:style-name="gr18" draw:text-style-name="P4" draw:layer="layout" svg:x1="6.256cm" svg:y1="8.803cm" svg:x2="6.256cm" svg:y2="10.263cm">
          <text:p/>
        </draw:line>
        <draw:frame draw:style-name="gr1" draw:text-style-name="P18" draw:layer="layout" svg:width="0.2cm" svg:height="0.4cm" svg:x="6.7cm" svg:y="7.6cm">
          <draw:text-box>
            <text:p text:style-name="P1"><text:span text:style-name="T5">4</text:span></text:p>
          </draw:text-box>
        </draw:frame>
        <draw:frame draw:style-name="gr1" draw:text-style-name="P18" draw:layer="layout" svg:width="0.4cm" svg:height="0.4cm" svg:x="6.35cm" svg:y="6.6cm">
          <draw:text-box>
            <text:p text:style-name="P1"><text:span text:style-name="T5">13</text:span></text:p>
          </draw:text-box>
        </draw:frame>
        <draw:polygon draw:style-name="gr7" draw:text-style-name="P5" draw:layer="layout" svg:width="1.339cm" svg:height="2.002cm" svg:x="6.56cm" svg:y="5cm" svg:viewBox="0 0 1340 2003" draw:points="0,2003 0,3 1340,0 1288,183 1262,703 1314,1063 1340,1543 1288,1903 1314,2003">
          <text:p/>
        </draw:polygon>
        <draw:line draw:style-name="gr15" draw:text-style-name="P4" draw:layer="layout" svg:x1="6.3cm" svg:y1="8.801cm" svg:x2="6.95cm" svg:y2="9.101cm">
          <text:p/>
        </draw:line>
        <draw:frame draw:style-name="gr1" draw:text-style-name="P2" draw:layer="layout" svg:width="0.4cm" svg:height="0.4cm" svg:x="2.45cm" svg:y="7.753cm">
          <draw:text-box>
            <text:p text:style-name="P1"><text:span text:style-name="T1">9,4</text:span></text:p>
          </draw:text-box>
        </draw:frame>
        <draw:frame draw:style-name="gr1" draw:text-style-name="P2" draw:layer="layout" svg:width="0.4cm" svg:height="0.4cm" svg:x="2.45cm" svg:y="9.153cm">
          <draw:text-box>
            <text:p text:style-name="P1"><text:span text:style-name="T1">4,6</text:span></text:p>
          </draw:text-box>
        </draw:frame>
        <draw:frame draw:style-name="gr1" draw:text-style-name="P2" draw:layer="layout" svg:width="0.7cm" svg:height="0.401cm" svg:x="6.9cm" svg:y="5.804cm">
          <draw:text-box>
            <text:p text:style-name="P1"><text:span text:style-name="T1">Holz</text:span></text:p>
          </draw:text-box>
        </draw:frame>
        <draw:frame draw:style-name="gr1" draw:text-style-name="P2" draw:layer="layout" svg:width="0.6cm" svg:height="0.401cm" svg:x="3.8cm" svg:y="4.705cm">
          <draw:text-box>
            <text:p text:style-name="P1"><text:span text:style-name="T1">LED</text:span></text:p>
          </draw:text-box>
        </draw:frame>
        <draw:line draw:style-name="gr15" draw:text-style-name="P4" draw:layer="layout" svg:x1="5.7cm" svg:y1="3.703cm" svg:x2="5.7cm" svg:y2="4.303cm">
          <text:p/>
        </draw:line>
        <draw:line draw:style-name="gr15" draw:text-style-name="P4" draw:layer="layout" svg:x1="6.3cm" svg:y1="3.703cm" svg:x2="6.3cm" svg:y2="4.303cm">
          <text:p/>
        </draw:line>
        <draw:line draw:style-name="gr16" draw:text-style-name="P4" draw:layer="layout" svg:x1="5.7cm" svg:y1="3.803cm" svg:x2="6.3cm" svg:y2="3.803cm">
          <text:p/>
        </draw:line>
        <draw:frame draw:style-name="gr1" draw:text-style-name="P2" draw:layer="layout" svg:width="0.2cm" svg:height="0.4cm" svg:x="5.9cm" svg:y="3.353cm">
          <draw:text-box>
            <text:p text:style-name="P1"><text:span text:style-name="T1">3</text:span></text:p>
          </draw:text-box>
        </draw:frame>
        <draw:line draw:style-name="gr15" draw:text-style-name="P4" draw:layer="layout" svg:x1="5.44cm" svg:y1="3.053cm" svg:x2="5.44cm" svg:y2="4.953cm">
          <text:p/>
        </draw:line>
        <draw:line draw:style-name="gr16" draw:text-style-name="P4" draw:layer="layout" svg:x1="5.44cm" svg:y1="3.153cm" svg:x2="6.56cm" svg:y2="3.153cm">
          <text:p/>
        </draw:line>
        <draw:line draw:style-name="gr15" draw:text-style-name="P4" draw:layer="layout" svg:x1="6.56cm" svg:y1="3.053cm" svg:x2="6.56cm" svg:y2="4.953cm">
          <text:p/>
        </draw:line>
        <draw:frame draw:style-name="gr1" draw:text-style-name="P2" draw:layer="layout" svg:width="0.4cm" svg:height="0.4cm" svg:x="5.8cm" svg:y="2.703cm">
          <draw:text-box>
            <text:p text:style-name="P1"><text:span text:style-name="T1">5,6</text:span></text:p>
          </draw:text-box>
        </draw:frame>
        <draw:line draw:style-name="gr15" draw:text-style-name="P4" draw:layer="layout" svg:x1="8cm" svg:y1="9.8cm" svg:x2="9.7cm" svg:y2="9.8cm">
          <text:p/>
        </draw:line>
        <draw:line draw:style-name="gr23" draw:text-style-name="P4" draw:layer="layout" svg:x1="5cm" svg:y1="3.803cm" svg:x2="5cm" svg:y2="4.203cm">
          <text:p/>
        </draw:line>
        <draw:line draw:style-name="gr13" draw:text-style-name="P4" draw:layer="layout" svg:x1="7.2cm" svg:y1="4.003cm" svg:x2="6.8cm" svg:y2="4.003cm">
          <text:p/>
        </draw:line>
        <draw:line draw:style-name="gr23" draw:text-style-name="P4" draw:layer="layout" svg:x1="5.2cm" svg:y1="4.003cm" svg:x2="4.8cm" svg:y2="4.003cm">
          <text:p/>
        </draw:line>
        <draw:line draw:style-name="gr15" draw:text-style-name="P4" draw:layer="layout" svg:x1="5.75cm" svg:y1="10.302cm" svg:x2="5.75cm" svg:y2="10.802cm">
          <text:p/>
        </draw:line>
        <draw:line draw:style-name="gr27" draw:text-style-name="P4" draw:layer="layout" svg:x1="5.2cm" svg:y1="10.701cm" svg:x2="5.75cm" svg:y2="10.702cm">
          <text:p/>
        </draw:line>
        <draw:line draw:style-name="gr15" draw:text-style-name="P4" draw:layer="layout" svg:x1="6.25cm" svg:y1="10.302cm" svg:x2="6.25cm" svg:y2="10.802cm">
          <text:p/>
        </draw:line>
        <draw:frame draw:style-name="gr1" draw:text-style-name="P2" draw:layer="layout" svg:width="0.6cm" svg:height="0.4cm" svg:x="6.65cm" svg:y="10.304cm">
          <draw:text-box>
            <text:p text:style-name="P1"><text:span text:style-name="T1">2,54</text:span></text:p>
          </draw:text-box>
        </draw:frame>
        <draw:rect draw:style-name="gr14" draw:text-style-name="P10" draw:layer="layout" svg:width="0.199cm" svg:height="0.199cm" svg:x="5.677cm" svg:y="5.405cm">
          <text:p/>
        </draw:rect>
        <draw:frame draw:style-name="gr1" draw:text-style-name="P18" draw:layer="layout" svg:width="0.2cm" svg:height="0.4cm" svg:x="6.7cm" svg:y="8.5cm">
          <draw:text-box>
            <text:p text:style-name="P1"><text:span text:style-name="T5">4</text:span></text:p>
          </draw:text-box>
        </draw:frame>
        <draw:frame draw:style-name="gr1" draw:text-style-name="P18" draw:layer="layout" svg:width="0.2cm" svg:height="0.4cm" svg:x="7cm" svg:y="9.353cm">
          <draw:text-box>
            <text:p text:style-name="P1"><text:span text:style-name="T5">4</text:span></text:p>
          </draw:text-box>
        </draw:frame>
        <draw:frame draw:style-name="gr1" draw:text-style-name="P18" draw:layer="layout" svg:width="0.2cm" svg:height="0.4cm" svg:x="7cm" svg:y="8.953cm">
          <draw:text-box>
            <text:p text:style-name="P1"><text:span text:style-name="T5">1</text:span></text:p>
          </draw:text-box>
        </draw:frame>
        <draw:line draw:style-name="gr15" draw:text-style-name="P4" draw:layer="layout" svg:x1="6.3cm" svg:y1="9.201cm" svg:x2="6.95cm" svg:y2="9.501cm">
          <text:p/>
        </draw:line>
        <draw:line draw:style-name="gr27" draw:text-style-name="P4" draw:layer="layout" svg:x1="7.3cm" svg:y1="10.701cm" svg:x2="6.25cm" svg:y2="10.703cm">
          <text:p/>
        </draw:line>
        <draw:line draw:style-name="gr15" draw:text-style-name="P4" draw:layer="layout" svg:x1="5.5cm" svg:y1="10.701cm" svg:x2="6.4cm" svg:y2="10.701cm">
          <text:p/>
        </draw:line>
        <draw:line draw:style-name="gr16" draw:text-style-name="P4" draw:layer="layout" svg:x1="2.991cm" svg:y1="6.983cm" svg:x2="3cm" svg:y2="8.9cm">
          <text:p/>
        </draw:line>
        <draw:frame draw:style-name="gr1" draw:text-style-name="P2" draw:layer="layout" svg:width="0.2cm" svg:height="0.4cm" svg:x="2.6cm" svg:y="6.003cm">
          <draw:text-box>
            <text:p text:style-name="P1"><text:span text:style-name="T1">8</text:span></text:p>
          </draw:text-box>
        </draw:frame>
        <draw:line draw:style-name="gr15" draw:text-style-name="P4" draw:layer="layout" svg:x1="7.9cm" svg:y1="7cm" svg:x2="9.7cm" svg:y2="7cm">
          <text:p/>
        </draw:line>
        <draw:line draw:style-name="gr15" draw:text-style-name="P4" draw:layer="layout" svg:x1="3.9cm" svg:y1="8.701cm" svg:x2="5.7cm" svg:y2="8.701cm">
          <text:p/>
        </draw:line>
        <draw:line draw:style-name="gr15" draw:text-style-name="P4" draw:layer="layout" svg:x1="3.9cm" svg:y1="7.601cm" svg:x2="4.4cm" svg:y2="7.6cm">
          <text:p/>
        </draw:line>
        <draw:line draw:style-name="gr27" draw:text-style-name="P4" draw:layer="layout" svg:x1="4cm" svg:y1="6.501cm" svg:x2="4cm" svg:y2="7.001cm">
          <text:p/>
        </draw:line>
        <draw:line draw:style-name="gr16" draw:text-style-name="P4" draw:layer="layout" svg:x1="4cm" svg:y1="7.801cm" svg:x2="4cm" svg:y2="8.7cm">
          <text:p/>
        </draw:line>
        <draw:line draw:style-name="gr15" draw:text-style-name="P4" draw:layer="layout" svg:x1="4cm" svg:y1="7.001cm" svg:x2="4cm" svg:y2="7.8cm">
          <text:p/>
        </draw:line>
        <draw:line draw:style-name="gr15" draw:text-style-name="P4" draw:layer="layout" svg:x1="4cm" svg:y1="8.701cm" svg:x2="4cm" svg:y2="9.101cm">
          <text:p/>
        </draw:line>
        <draw:frame draw:style-name="gr1" draw:text-style-name="P16" draw:layer="layout" svg:width="0.12cm" svg:height="0.3cm" svg:x="3.751cm" svg:y="8.581cm">
          <draw:text-box>
            <text:p text:style-name="P1"><text:span text:style-name="T3">1</text:span></text:p>
          </draw:text-box>
        </draw:frame>
        <draw:frame draw:style-name="gr1" draw:text-style-name="P16" draw:layer="layout" svg:width="0.3cm" svg:height="0.3cm" svg:x="3.55cm" svg:y="8cm">
          <draw:text-box>
            <text:p text:style-name="P1"><text:span text:style-name="T3">4,2</text:span></text:p>
          </draw:text-box>
        </draw:frame>
        <draw:rect draw:style-name="gr7" draw:text-style-name="P5" draw:layer="layout" svg:width="3.5cm" svg:height="0.3cm" svg:x="4.4cm" svg:y="7.3cm">
          <text:p/>
        </draw:rect>
        <draw:frame draw:style-name="gr1" draw:text-style-name="P2" draw:layer="layout" svg:width="1.282cm" svg:height="0.401cm" svg:x="8.018cm" svg:y="7.304cm">
          <draw:text-box>
            <text:p text:style-name="P1"><text:span text:style-name="T1">Platine</text:span></text:p>
          </draw:text-box>
        </draw:frame>
        <draw:frame draw:style-name="gr1" draw:text-style-name="P2" draw:layer="layout" svg:width="1.4cm" svg:height="0.401cm" svg:x="8cm" svg:y="7.005cm">
          <draw:text-box>
            <text:p text:style-name="P1"><text:span text:style-name="T1">Schraube</text:span></text:p>
          </draw:text-box>
        </draw:frame>
        <draw:g draw:style-name="gr28">
          <draw:custom-shape draw:style-name="gr29" draw:text-style-name="P19" draw:layer="layout" svg:width="0.9cm" svg:height="0.3cm" svg:x="6.6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line draw:style-name="gr26" draw:text-style-name="P4" draw:layer="layout" svg:x1="7.3cm" svg:y1="7cm" svg:x2="7.3cm" svg:y2="7.3cm">
            <text:p/>
          </draw:line>
          <draw:line draw:style-name="gr26" draw:text-style-name="P4" draw:layer="layout" svg:x1="6.8cm" svg:y1="7cm" svg:x2="6.8cm" svg:y2="7.3cm">
            <text:p/>
          </draw:line>
        </draw:g>
        <draw:frame draw:style-name="gr1" draw:text-style-name="P16" draw:layer="layout" svg:width="0.3cm" svg:height="0.3cm" svg:x="3.55cm" svg:y="7.2cm">
          <draw:text-box>
            <text:p text:style-name="P1"><text:span text:style-name="T3">3,2</text:span></text:p>
          </draw:text-box>
        </draw:frame>
        <draw:line draw:style-name="gr15" draw:text-style-name="P4" draw:layer="layout" svg:x1="3.9cm" svg:y1="7.802cm" svg:x2="5.5cm" svg:y2="7.8cm">
          <text:p/>
        </draw:line>
        <draw:frame draw:style-name="gr1" draw:text-style-name="P16" draw:layer="layout" svg:width="0.12cm" svg:height="0.3cm" svg:x="3.651cm" svg:y="7.581cm">
          <draw:text-box>
            <text:p text:style-name="P1"><text:span text:style-name="T3">1</text:span></text:p>
          </draw:text-box>
        </draw:frame>
        <draw:line draw:style-name="gr15" draw:text-style-name="P4" draw:layer="layout" svg:x1="3.9cm" svg:y1="7.7cm" svg:x2="4.1cm" svg:y2="7.5cm">
          <text:p/>
        </draw:line>
        <draw:line draw:style-name="gr15" draw:text-style-name="P4" draw:layer="layout" svg:x1="7.1cm" svg:y1="7.2cm" svg:x2="7.9cm" svg:y2="7.2cm">
          <text:p/>
        </draw:line>
        <draw:rect draw:style-name="gr8" draw:text-style-name="P6" draw:layer="layout" svg:width="1.1cm" svg:height="0.301cm" svg:x="5.45cm" svg:y="7.3cm">
          <text:p/>
        </draw:rect>
        <draw:polyline draw:style-name="gr13" draw:text-style-name="P4" draw:layer="layout" svg:width="0.799cm" svg:height="3.298cm" svg:x="6.25cm" svg:y="5.6cm" svg:viewBox="0 0 800 3299" draw:points="0,0 0,2200 800,2600 800,2700 0,3099 0,3299">
          <text:p/>
        </draw:polyline>
        <draw:polyline draw:style-name="gr23" draw:text-style-name="P4" draw:layer="layout" svg:width="0.799cm" svg:height="3.298cm" svg:x="4.95cm" svg:y="5.6cm" svg:viewBox="0 0 800 3299" draw:points="800,0 800,2200 0,2600 0,2700 800,3099 800,3299">
          <text:p/>
        </draw:polyline>
        <draw:line draw:style-name="gr18" draw:text-style-name="P4" draw:layer="layout" svg:x1="5.996cm" svg:y1="4.263cm" svg:x2="5.996cm" svg:y2="9.463cm">
          <text:p/>
        </draw:line>
        <draw:polygon draw:style-name="gr21" draw:text-style-name="P14" draw:layer="layout" svg:width="0.5cm" svg:height="0.399cm" svg:x="5.796cm" svg:y="5.003cm" svg:viewBox="0 0 501 400" draw:points="481,400 501,380 501,340 461,260 461,180 481,120 481,0 381,0 341,20 140,20 80,0 0,0 0,80 321,240 321,400">
          <text:p/>
        </draw:polygon>
        <draw:rect draw:style-name="gr30" draw:text-style-name="P3" draw:layer="layout" svg:width="8.6cm" svg:height="8.7cm" svg:x="2cm" svg:y="2.5cm" draw:corner-radius="0.2cm">
          <text:p/>
        </draw:rect>
        <draw:frame draw:style-name="gr31" draw:text-style-name="P20" draw:layer="layout" svg:width="8.6cm" svg:height="0.8cm" svg:x="2cm" svg:y="1.4cm">
          <draw:text-box>
            <text:p>Länge der LEDs bei RW_5V-Blöcken</text:p>
          </draw:text-box>
        </draw:frame>
        <draw:polyline draw:style-name="gr13" draw:text-style-name="P4" draw:layer="layout" svg:width="0.799cm" svg:height="4.299cm" draw:transform="rotate (-1.5707963267949) translate (17.3cm 6cm)" svg:viewBox="0 0 800 4300" draw:points="0,0 0,2400 800,2800 800,2900 0,3299 0,4300">
          <text:p/>
        </draw:polyline>
        <draw:polyline draw:style-name="gr23" draw:text-style-name="P4" draw:layer="layout" svg:width="0.799cm" svg:height="4.199cm" draw:transform="rotate (-1.5707963267949) translate (17.2cm 4.75cm)" svg:viewBox="0 0 800 4200" draw:points="800,0 800,2300 0,2700 0,2800 800,3199 800,4200">
          <text:p/>
        </draw:polyline>
        <draw:g draw:style-name="gr28">
          <draw:rect draw:style-name="gr14" draw:text-style-name="P10" draw:layer="layout" svg:width="0.199cm" svg:height="0.199cm" draw:transform="rotate (-1.5707963267949) translate (17.397cm 5.918cm)">
            <text:p/>
          </draw:rect>
          <draw:rect draw:style-name="gr14" draw:text-style-name="P10" draw:layer="layout" svg:width="0.199cm" svg:height="0.199cm" draw:transform="rotate (-1.5707963267949) translate (17.397cm 5.477cm)">
            <text:p/>
          </draw:rect>
          <draw:g draw:style-name="gr2">
            <draw:polygon draw:style-name="gr11" draw:text-style-name="P8" draw:layer="layout" svg:width="0.761cm" svg:height="0.999cm" draw:transform="rotate (-1.5707963267949) translate (18.3999999999999cm 5.4149999999997cm)" svg:viewBox="0 0 762 1000" draw:points="762,1000 762,760 682,760 682,300 678,248 666,203 648,161 622,120 597,89 561,60 525,38 486,19 444,6 396,0 360,1 307,9 261,25 232,41 190,67 161,96 140,120 117,157 97,198 86,245 80,300 80,760 0,760 0,1000">
              <text:p/>
            </draw:polygon>
            <draw:polygon draw:style-name="gr21" draw:text-style-name="P14" draw:layer="layout" svg:width="0.22cm" svg:height="0.399cm" draw:transform="rotate (-1.5707963267949) translate (17.8cm 5.47499999999988cm)" svg:viewBox="0 0 221 400" draw:points="201,400 221,380 221,200 80,120 80,0 40,0 40,280 0,340 0,400">
              <text:p/>
            </draw:polygon>
            <draw:polygon draw:style-name="gr21" draw:text-style-name="P14" draw:layer="layout" svg:width="0.5cm" svg:height="0.399cm" draw:transform="rotate (-1.5707963267949) translate (17.8cm 5.59599999999998cm)" svg:viewBox="0 0 501 400" draw:points="481,400 501,380 501,340 461,260 461,180 481,120 481,0 381,0 341,20 140,20 80,0 0,0 0,80 321,240 321,400">
              <text:p/>
            </draw:polygon>
          </draw:g>
        </draw:g>
        <draw:line draw:style-name="gr15" draw:text-style-name="P4" draw:layer="layout" svg:x1="13cm" svg:y1="6.2cm" svg:x2="13cm" svg:y2="7.8cm">
          <text:p/>
        </draw:line>
        <draw:line draw:style-name="gr16" draw:text-style-name="P4" draw:layer="layout" svg:x1="14.003cm" svg:y1="7.7cm" svg:x2="13.003cm" svg:y2="7.7cm">
          <text:p/>
        </draw:line>
        <draw:line draw:style-name="gr15" draw:text-style-name="P4" draw:layer="layout" svg:x1="14cm" svg:y1="6.2cm" svg:x2="14cm" svg:y2="7.8cm">
          <text:p/>
        </draw:line>
        <draw:line draw:style-name="gr15" draw:text-style-name="P4" draw:layer="layout" svg:x1="14.8cm" svg:y1="6.2cm" svg:x2="14.8cm" svg:y2="7.8cm">
          <text:p/>
        </draw:line>
        <draw:frame draw:style-name="gr1" draw:text-style-name="P2" draw:layer="layout" svg:width="0.2cm" svg:height="0.4cm" svg:x="13.4cm" svg:y="7.2cm">
          <draw:text-box>
            <text:p text:style-name="P1"><text:span text:style-name="T1">5</text:span></text:p>
          </draw:text-box>
        </draw:frame>
        <draw:line draw:style-name="gr16" draw:text-style-name="P4" draw:layer="layout" svg:x1="14.8cm" svg:y1="7.7cm" svg:x2="14.003cm" svg:y2="7.7cm">
          <text:p/>
        </draw:line>
        <draw:line draw:style-name="gr15" draw:text-style-name="P4" draw:layer="layout" svg:x1="17.4cm" svg:y1="6.2cm" svg:x2="17.4cm" svg:y2="7.8cm">
          <text:p/>
        </draw:line>
        <draw:line draw:style-name="gr16" draw:text-style-name="P4" draw:layer="layout" svg:x1="17.4cm" svg:y1="7.7cm" svg:x2="14.8cm" svg:y2="7.7cm">
          <text:p/>
        </draw:line>
        <draw:frame draw:style-name="gr1" draw:text-style-name="P2" draw:layer="layout" svg:width="0.4cm" svg:height="0.4cm" svg:x="15.9cm" svg:y="7.2cm">
          <draw:text-box>
            <text:p text:style-name="P1"><text:span text:style-name="T1">13</text:span></text:p>
          </draw:text-box>
        </draw:frame>
        <draw:line draw:style-name="gr15" draw:text-style-name="P4" draw:layer="layout" svg:x1="13cm" svg:y1="5cm" svg:x2="13.9cm" svg:y2="5.5cm">
          <text:p/>
        </draw:line>
        <draw:line draw:style-name="gr15" draw:text-style-name="P4" draw:layer="layout" svg:x1="13.4cm" svg:y1="4.2cm" svg:x2="14.3cm" svg:y2="4.7cm">
          <text:p/>
        </draw:line>
        <draw:line draw:style-name="gr16" draw:text-style-name="P4" draw:layer="layout" svg:x1="13.5cm" svg:y1="4.25cm" svg:x2="13.1cm" svg:y2="5.05cm">
          <text:p/>
        </draw:line>
        <draw:frame draw:style-name="gr1" draw:text-style-name="P2" draw:layer="layout" svg:width="0.2cm" svg:height="0.4cm" svg:x="12.9cm" svg:y="4.4cm">
          <draw:text-box>
            <text:p text:style-name="P1"><text:span text:style-name="T1">4</text:span></text:p>
          </draw:text-box>
        </draw:frame>
        <draw:line draw:style-name="gr15" draw:text-style-name="P4" draw:layer="layout" svg:x1="15.9cm" svg:y1="5cm" svg:x2="15cm" svg:y2="5.5cm">
          <text:p/>
        </draw:line>
        <draw:line draw:style-name="gr15" draw:text-style-name="P4" draw:layer="layout" svg:x1="15.5cm" svg:y1="4.2cm" svg:x2="14.6cm" svg:y2="4.7cm">
          <text:p/>
        </draw:line>
        <draw:line draw:style-name="gr16" draw:text-style-name="P4" draw:layer="layout" svg:x1="15.4cm" svg:y1="4.25cm" svg:x2="15.8cm" svg:y2="5.05cm">
          <text:p/>
        </draw:line>
        <draw:frame draw:style-name="gr1" draw:text-style-name="P2" draw:layer="layout" svg:width="0.2cm" svg:height="0.4cm" svg:x="15.8cm" svg:y="4.4cm">
          <draw:text-box>
            <text:p text:style-name="P1"><text:span text:style-name="T1">4</text:span></text:p>
          </draw:text-box>
        </draw:frame>
        <draw:line draw:style-name="gr32" draw:text-style-name="P4" draw:layer="layout" svg:x1="16.3cm" svg:y1="5.5cm" svg:x2="17cm" svg:y2="4.9cm">
          <text:p/>
        </draw:line>
        <draw:frame draw:style-name="gr1" draw:text-style-name="P21" draw:layer="layout" svg:width="1.6cm" svg:height="0.4cm" svg:x="16.5cm" svg:y="4.5cm">
          <draw:text-box>
            <text:p text:style-name="P1"><text:span text:style-name="T6">Länge: 26</text:span></text:p>
          </draw:text-box>
        </draw:frame>
        <draw:frame draw:style-name="gr1" draw:text-style-name="P2" draw:layer="layout" svg:width="0.2cm" svg:height="0.4cm" svg:x="14.3cm" svg:y="7.2cm">
          <draw:text-box>
            <text:p text:style-name="P1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24-01-23T11:28:53.82</meta:creation-date>
    <dc:date>2025-03-07T16:45:56.038271200</dc:date>
    <meta:editing-duration>PT12H59M46S</meta:editing-duration>
    <meta:editing-cycles>38</meta:editing-cycles>
    <meta:generator>LibreOffice/25.2.1.2$Windows_X86_64 LibreOffice_project/d3abf4aee5fd705e4a92bba33a32f40bc4e56f49</meta:generator>
    <meta:printed-by>Karl Hartinger</meta:printed-by>
    <meta:print-date>2024-11-09T09:36:32.64</meta:print-date>
    <meta:document-statistic meta:object-count="438"/>
  </office:meta>
</office:document-meta>
</file>